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adornments="Regular" style:font-family-generic="modern" style:font-pitch="fixed"/>
    <style:font-face style:name="Helvetica LT Std Light" svg:font-family="'Helvetica LT Std Light'" style:font-adornments="Light"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style:font-name="Helvetica LT Std Light" fo:font-size="9pt" style:font-size-asian="9pt" style:font-size-complex="9pt"/>
    </style:style>
    <style:style style:name="P2" style:family="paragraph" style:parent-style-name="Standard">
      <style:text-properties style:font-name="Helvetica LT Std Light" fo:font-size="9pt" officeooo:rsid="00265a54" officeooo:paragraph-rsid="00265a54" style:font-size-asian="9pt" style:font-size-complex="9pt"/>
    </style:style>
    <style:style style:name="P3" style:family="paragraph" style:parent-style-name="Standard">
      <style:text-properties style:font-name="Helvetica LT Std Light" fo:font-size="9pt" officeooo:rsid="00265a54" officeooo:paragraph-rsid="002800b1" style:font-size-asian="9pt" style:font-size-complex="9pt"/>
    </style:style>
    <style:style style:name="P4" style:family="paragraph" style:parent-style-name="Standard">
      <style:text-properties style:font-name="Helvetica LT Std Light" fo:font-size="9pt" officeooo:rsid="002800b1" officeooo:paragraph-rsid="002800b1" style:font-size-asian="9pt" style:font-size-complex="9pt"/>
    </style:style>
    <style:style style:name="P5" style:family="paragraph" style:parent-style-name="Standard">
      <style:text-properties style:font-name="Helvetica LT Std Light" fo:font-size="9pt" officeooo:rsid="0029a4b2" officeooo:paragraph-rsid="0029a4b2" style:font-size-asian="9pt" style:font-size-complex="9pt"/>
    </style:style>
    <style:style style:name="P6" style:family="paragraph" style:parent-style-name="Standard">
      <style:text-properties style:font-name="Helvetica LT Std Light" fo:font-size="9pt" officeooo:rsid="0029c0a3" officeooo:paragraph-rsid="0029c0a3" style:font-size-asian="9pt" style:font-size-complex="9pt"/>
    </style:style>
    <style:style style:name="P7" style:family="paragraph" style:parent-style-name="Standard">
      <style:text-properties style:font-name="Helvetica LT Std Light" fo:font-size="9pt" officeooo:rsid="0029c0a3" officeooo:paragraph-rsid="0029ee86" style:font-size-asian="9pt" style:font-size-complex="9pt"/>
    </style:style>
    <style:style style:name="P8" style:family="paragraph" style:parent-style-name="Standard">
      <style:text-properties style:font-name="Helvetica LT Std Light" fo:font-size="9pt" officeooo:rsid="001e9a55" officeooo:paragraph-rsid="001e9a55" style:font-size-asian="9pt" style:font-size-complex="9pt"/>
    </style:style>
    <style:style style:name="P9" style:family="paragraph" style:parent-style-name="Standard">
      <style:text-properties style:font-name="Helvetica LT Std Light" fo:font-size="9pt" officeooo:paragraph-rsid="001e9a55" style:font-size-asian="9pt" style:font-size-complex="9pt"/>
    </style:style>
    <style:style style:name="P10" style:family="paragraph" style:parent-style-name="Standard">
      <style:text-properties style:font-name="Helvetica LT Std Light" fo:font-size="9pt" officeooo:rsid="001d3ea7" style:font-size-asian="9pt" style:font-size-complex="9pt"/>
    </style:style>
    <style:style style:name="P11" style:family="paragraph" style:parent-style-name="Standard">
      <style:text-properties style:font-name="Helvetica LT Std Light" fo:font-size="9pt" officeooo:rsid="001d3ea7" officeooo:paragraph-rsid="001d3ea7" style:font-size-asian="9pt" style:font-size-complex="9pt"/>
    </style:style>
    <style:style style:name="P12" style:family="paragraph" style:parent-style-name="Standard">
      <style:text-properties style:font-name="Helvetica LT Std Light" fo:font-size="9pt" officeooo:rsid="00200522" officeooo:paragraph-rsid="00200522" style:font-size-asian="9pt" style:font-size-complex="9pt"/>
    </style:style>
    <style:style style:name="P13" style:family="paragraph" style:parent-style-name="Standard">
      <style:text-properties style:font-name="Helvetica LT Std Light" fo:font-size="9pt" officeooo:paragraph-rsid="00200522" style:font-size-asian="9pt" style:font-size-complex="9pt"/>
    </style:style>
    <style:style style:name="P14" style:family="paragraph" style:parent-style-name="Standard">
      <style:text-properties style:font-name="Helvetica LT Std Light" fo:font-size="9pt" officeooo:rsid="0021f6f3" officeooo:paragraph-rsid="0021f6f3" style:font-size-asian="9pt" style:font-size-complex="9pt"/>
    </style:style>
    <style:style style:name="P15" style:family="paragraph" style:parent-style-name="Standard">
      <style:text-properties style:font-name="Helvetica LT Std Light" fo:font-size="9pt" officeooo:rsid="00232482" officeooo:paragraph-rsid="00232482" style:font-size-asian="9pt" style:font-size-complex="9pt"/>
    </style:style>
    <style:style style:name="P16" style:family="paragraph" style:parent-style-name="Standard">
      <style:text-properties style:font-name="Helvetica LT Std Light" fo:font-size="9pt" officeooo:rsid="0023300a" officeooo:paragraph-rsid="0023300a" style:font-size-asian="9pt" style:font-size-complex="9pt"/>
    </style:style>
    <style:style style:name="P17" style:family="paragraph" style:parent-style-name="Standard">
      <style:text-properties style:font-name="Helvetica LT Std Light" fo:font-size="9pt" officeooo:rsid="0011c889" officeooo:paragraph-rsid="0011c889" style:font-size-asian="9pt" style:font-size-complex="9pt"/>
    </style:style>
    <style:style style:name="P18" style:family="paragraph" style:parent-style-name="Standard">
      <style:text-properties style:font-name="Helvetica LT Std Light" fo:font-size="9pt" officeooo:rsid="001394b9" officeooo:paragraph-rsid="001394b9" style:font-size-asian="9pt" style:font-size-complex="9pt"/>
    </style:style>
    <style:style style:name="P19" style:family="paragraph" style:parent-style-name="Standard">
      <style:text-properties style:font-name="Helvetica LT Std Light" fo:font-size="9pt" officeooo:rsid="001394b9" officeooo:paragraph-rsid="001998b3" style:font-size-asian="9pt" style:font-size-complex="9pt"/>
    </style:style>
    <style:style style:name="P20" style:family="paragraph" style:parent-style-name="Standard">
      <style:text-properties style:font-name="Helvetica LT Std Light" fo:font-size="9pt" officeooo:rsid="001394b9" officeooo:paragraph-rsid="001b07b6" style:font-size-asian="9pt" style:font-size-complex="9pt"/>
    </style:style>
    <style:style style:name="P21" style:family="paragraph" style:parent-style-name="Standard">
      <style:text-properties style:font-name="Helvetica LT Std Light" fo:font-size="9pt" officeooo:rsid="0015132d" officeooo:paragraph-rsid="0015132d" style:font-size-asian="9pt" style:font-size-complex="9pt"/>
    </style:style>
    <style:style style:name="P22" style:family="paragraph" style:parent-style-name="Standard">
      <style:text-properties style:font-name="Helvetica LT Std Light" fo:font-size="9pt" officeooo:rsid="0016a0b6" officeooo:paragraph-rsid="001394b9" style:font-size-asian="9pt" style:font-size-complex="9pt"/>
    </style:style>
    <style:style style:name="P23" style:family="paragraph" style:parent-style-name="Standard">
      <style:text-properties style:font-name="Helvetica LT Std Light" fo:font-size="9pt" officeooo:rsid="0016bd4f" officeooo:paragraph-rsid="0016bd4f" style:font-size-asian="9pt" style:font-size-complex="9pt"/>
    </style:style>
    <style:style style:name="P24" style:family="paragraph" style:parent-style-name="Standard">
      <style:text-properties style:font-name="Helvetica LT Std Light" fo:font-size="9pt" officeooo:rsid="0016bd4f" officeooo:paragraph-rsid="001394b9" style:font-size-asian="9pt" style:font-size-complex="9pt"/>
    </style:style>
    <style:style style:name="P25" style:family="paragraph" style:parent-style-name="Standard">
      <style:text-properties style:font-name="Helvetica LT Std Light" fo:font-size="9pt" officeooo:rsid="0018b319" officeooo:paragraph-rsid="0018b319" style:font-size-asian="9pt" style:font-size-complex="9pt"/>
    </style:style>
    <style:style style:name="P26" style:family="paragraph" style:parent-style-name="Standard">
      <style:text-properties style:font-name="Helvetica LT Std Light" fo:font-size="9pt" officeooo:rsid="001998b3" officeooo:paragraph-rsid="001998b3" style:font-size-asian="9pt" style:font-size-complex="9pt"/>
    </style:style>
    <style:style style:name="P27" style:family="paragraph" style:parent-style-name="Standard">
      <style:text-properties style:font-name="Helvetica LT Std Light" fo:font-size="9pt" officeooo:rsid="001b07b6" officeooo:paragraph-rsid="001b07b6" style:font-size-asian="9pt" style:font-size-complex="9pt"/>
    </style:style>
    <style:style style:name="P28" style:family="paragraph" style:parent-style-name="Standard">
      <style:paragraph-properties fo:margin-left="0cm" fo:margin-right="0cm" fo:text-indent="0cm" style:auto-text-indent="false"/>
      <style:text-properties style:font-name="Helvetica LT Std Light" fo:font-size="9pt" officeooo:rsid="001394b9" officeooo:paragraph-rsid="001394b9" style:font-size-asian="9pt" style:font-size-complex="9pt"/>
    </style:style>
    <style:style style:name="P29" style:family="paragraph" style:parent-style-name="Standard">
      <style:paragraph-properties fo:margin-left="0cm" fo:margin-right="0cm" fo:text-indent="0cm" style:auto-text-indent="false"/>
      <style:text-properties style:font-name="Helvetica LT Std Light" fo:font-size="9pt" officeooo:rsid="0016bd4f" officeooo:paragraph-rsid="0016bd4f" style:font-size-asian="9pt" style:font-size-complex="9pt"/>
    </style:style>
    <style:style style:name="P30" style:family="paragraph" style:parent-style-name="Standard">
      <style:paragraph-properties fo:margin-left="0cm" fo:margin-right="0cm" fo:text-indent="0cm" style:auto-text-indent="false"/>
      <style:text-properties style:font-name="Helvetica LT Std Light" fo:font-size="9pt" officeooo:rsid="001998b3" officeooo:paragraph-rsid="001b07b6" style:font-size-asian="9pt" style:font-size-complex="9pt"/>
    </style:style>
    <style:style style:name="P31" style:family="paragraph" style:parent-style-name="Standard">
      <style:paragraph-properties fo:margin-left="0cm" fo:margin-right="0cm" fo:text-indent="0cm" style:auto-text-indent="false"/>
      <style:text-properties style:font-name="Helvetica LT Std Light" fo:font-size="9pt" officeooo:rsid="001b07b6" officeooo:paragraph-rsid="001b07b6" style:font-size-asian="9pt" style:font-size-complex="9pt"/>
    </style:style>
    <style:style style:name="P32" style:family="paragraph" style:parent-style-name="Standard" style:list-style-name="L1">
      <style:text-properties officeooo:paragraph-rsid="00265a54"/>
    </style:style>
    <style:style style:name="P33" style:family="paragraph" style:parent-style-name="Standard" style:list-style-name="L1">
      <style:text-properties style:font-name="Helvetica LT Std Light" fo:font-size="9pt" officeooo:rsid="00265a54" officeooo:paragraph-rsid="00265a54" style:font-size-asian="9pt" style:font-size-complex="9pt"/>
    </style:style>
    <style:style style:name="P34" style:family="paragraph" style:parent-style-name="Standard" style:list-style-name="L2">
      <style:text-properties style:font-name="Helvetica LT Std Light" fo:font-size="9pt" officeooo:rsid="0029a4b2" officeooo:paragraph-rsid="0029a4b2" style:font-size-asian="9pt" style:font-size-complex="9pt"/>
    </style:style>
    <style:style style:name="P35" style:family="paragraph" style:parent-style-name="Standard" style:list-style-name="L3">
      <style:text-properties style:font-name="Helvetica LT Std Light" fo:font-size="9pt" officeooo:rsid="0029c0a3" officeooo:paragraph-rsid="0029c0a3" style:font-size-asian="9pt" style:font-size-complex="9pt"/>
    </style:style>
    <style:style style:name="P36" style:family="paragraph" style:parent-style-name="Standard" style:list-style-name="L4">
      <style:text-properties style:font-name="Helvetica LT Std Light" fo:font-size="9pt" style:font-size-asian="9pt" style:font-size-complex="9pt"/>
    </style:style>
    <style:style style:name="P37" style:family="paragraph" style:parent-style-name="Standard" style:list-style-name="L4">
      <style:text-properties style:font-name="Helvetica LT Std Light" fo:font-size="9pt" officeooo:paragraph-rsid="001e9a55" style:font-size-asian="9pt" style:font-size-complex="9pt"/>
    </style:style>
    <style:style style:name="P38" style:family="paragraph" style:parent-style-name="Standard">
      <style:text-properties style:font-name="Helvetica LT Std Light" fo:font-size="9pt" officeooo:rsid="001e9a55" style:font-size-asian="9pt" style:font-size-complex="9pt"/>
    </style:style>
    <style:style style:name="P39" style:family="paragraph" style:parent-style-name="Standard" style:list-style-name="L7">
      <style:text-properties style:font-name="Helvetica LT Std Light" fo:font-size="9pt" officeooo:rsid="001e9a55" officeooo:paragraph-rsid="001e9a55" style:font-size-asian="9pt" style:font-size-complex="9pt"/>
    </style:style>
    <style:style style:name="P40" style:family="paragraph" style:parent-style-name="Standard" style:list-style-name="L8">
      <style:text-properties style:font-name="Helvetica LT Std Light" fo:font-size="9pt" officeooo:rsid="001e9a55" officeooo:paragraph-rsid="001e9a55" style:font-size-asian="9pt" style:font-size-complex="9pt"/>
    </style:style>
    <style:style style:name="P41" style:family="paragraph" style:parent-style-name="Standard" style:list-style-name="L9">
      <style:text-properties style:font-name="Helvetica LT Std Light" fo:font-size="9pt" officeooo:rsid="001e9a55" officeooo:paragraph-rsid="001e9a55" style:font-size-asian="9pt" style:font-size-complex="9pt"/>
    </style:style>
    <style:style style:name="P42" style:family="paragraph" style:parent-style-name="Standard" style:list-style-name="L10">
      <style:text-properties style:font-name="Helvetica LT Std Light" fo:font-size="9pt" officeooo:rsid="001e9a55" officeooo:paragraph-rsid="001e9a55" style:font-size-asian="9pt" style:font-size-complex="9pt"/>
    </style:style>
    <style:style style:name="P43" style:family="paragraph" style:parent-style-name="Standard">
      <style:text-properties style:font-name="Helvetica LT Std Light" fo:font-size="9pt" officeooo:rsid="001e9a55" officeooo:paragraph-rsid="001e9a55" style:font-size-asian="9pt" style:font-size-complex="9pt"/>
    </style:style>
    <style:style style:name="P44" style:family="paragraph" style:parent-style-name="Standard" style:list-style-name="L5">
      <style:text-properties style:font-name="Helvetica LT Std Light" fo:font-size="9pt" officeooo:paragraph-rsid="001e9a55" style:font-size-asian="9pt" style:font-size-complex="9pt"/>
    </style:style>
    <style:style style:name="P45" style:family="paragraph" style:parent-style-name="Standard" style:list-style-name="L6">
      <style:text-properties style:font-name="Helvetica LT Std Light" fo:font-size="9pt" style:font-size-asian="9pt" style:font-size-complex="9pt"/>
    </style:style>
    <style:style style:name="P46" style:family="paragraph" style:parent-style-name="Standard" style:list-style-name="L11">
      <style:text-properties style:font-name="Helvetica LT Std Light" fo:font-size="9pt" officeooo:rsid="0011c889" officeooo:paragraph-rsid="0011c889" style:font-size-asian="9pt" style:font-size-complex="9pt"/>
    </style:style>
    <style:style style:name="P47" style:family="paragraph" style:parent-style-name="Standard" style:list-style-name="L12">
      <style:text-properties style:font-name="Helvetica LT Std Light" fo:font-size="9pt" officeooo:rsid="0011c889" officeooo:paragraph-rsid="0011c889" style:font-size-asian="9pt" style:font-size-complex="9pt"/>
    </style:style>
    <style:style style:name="P48" style:family="paragraph" style:parent-style-name="Standard" style:list-style-name="L13">
      <style:text-properties style:font-name="Helvetica LT Std Light" fo:font-size="9pt" officeooo:rsid="0011c889" officeooo:paragraph-rsid="0011c889" style:font-size-asian="9pt" style:font-size-complex="9pt"/>
    </style:style>
    <style:style style:name="P49" style:family="paragraph" style:parent-style-name="Standard" style:list-style-name="L14">
      <style:text-properties style:font-name="Helvetica LT Std Light" fo:font-size="9pt" officeooo:rsid="0011c889" officeooo:paragraph-rsid="0011c889" style:font-size-asian="9pt" style:font-size-complex="9pt"/>
    </style:style>
    <style:style style:name="P50" style:family="paragraph" style:parent-style-name="Standard" style:list-style-name="L15">
      <style:text-properties style:font-name="Helvetica LT Std Light" fo:font-size="9pt" officeooo:rsid="0011c889" officeooo:paragraph-rsid="0011c889" style:font-size-asian="9pt" style:font-size-complex="9pt"/>
    </style:style>
    <style:style style:name="P51" style:family="paragraph" style:parent-style-name="Standard" style:list-style-name="L16">
      <style:text-properties style:font-name="Helvetica LT Std Light" fo:font-size="9pt" officeooo:rsid="0011c889" officeooo:paragraph-rsid="0011c889" style:font-size-asian="9pt" style:font-size-complex="9pt"/>
    </style:style>
    <style:style style:name="P52" style:family="paragraph" style:parent-style-name="Standard" style:list-style-name="L17">
      <style:text-properties style:font-name="Helvetica LT Std Light" fo:font-size="9pt" officeooo:rsid="0011c889" officeooo:paragraph-rsid="0011c889" style:font-size-asian="9pt" style:font-size-complex="9pt"/>
    </style:style>
    <style:style style:name="P53" style:family="paragraph" style:parent-style-name="Standard" style:list-style-name="L18">
      <style:text-properties style:font-name="Helvetica LT Std Light" fo:font-size="9pt" officeooo:rsid="001394b9" officeooo:paragraph-rsid="001394b9" style:font-size-asian="9pt" style:font-size-complex="9pt"/>
    </style:style>
    <style:style style:name="P54" style:family="paragraph" style:parent-style-name="Standard" style:list-style-name="L22">
      <style:text-properties style:font-name="Helvetica LT Std Light" fo:font-size="9pt" officeooo:rsid="001394b9" officeooo:paragraph-rsid="001394b9" style:font-size-asian="9pt" style:font-size-complex="9pt"/>
    </style:style>
    <style:style style:name="P55" style:family="paragraph" style:parent-style-name="Standard" style:list-style-name="L22">
      <style:text-properties style:font-name="Helvetica LT Std Light" fo:font-size="9pt" officeooo:rsid="001394b9" officeooo:paragraph-rsid="0016bd4f" style:font-size-asian="9pt" style:font-size-complex="9pt"/>
    </style:style>
    <style:style style:name="P56" style:family="paragraph" style:parent-style-name="Standard" style:list-style-name="L23">
      <style:text-properties style:font-name="Helvetica LT Std Light" fo:font-size="9pt" officeooo:rsid="001394b9" officeooo:paragraph-rsid="0016bd4f" style:font-size-asian="9pt" style:font-size-complex="9pt"/>
    </style:style>
    <style:style style:name="P57" style:family="paragraph" style:parent-style-name="Standard" style:list-style-name="L24">
      <style:text-properties style:font-name="Helvetica LT Std Light" fo:font-size="9pt" officeooo:rsid="001394b9" officeooo:paragraph-rsid="001394b9" style:font-size-asian="9pt" style:font-size-complex="9pt"/>
    </style:style>
    <style:style style:name="P58" style:family="paragraph" style:parent-style-name="Standard" style:list-style-name="L25">
      <style:text-properties style:font-name="Helvetica LT Std Light" fo:font-size="9pt" officeooo:rsid="001394b9" officeooo:paragraph-rsid="001394b9" style:font-size-asian="9pt" style:font-size-complex="9pt"/>
    </style:style>
    <style:style style:name="P59" style:family="paragraph" style:parent-style-name="Standard" style:list-style-name="L26">
      <style:text-properties style:font-name="Helvetica LT Std Light" fo:font-size="9pt" officeooo:rsid="001394b9" officeooo:paragraph-rsid="001998b3" style:font-size-asian="9pt" style:font-size-complex="9pt"/>
    </style:style>
    <style:style style:name="P60" style:family="paragraph" style:parent-style-name="Standard" style:list-style-name="L26">
      <style:text-properties style:font-name="Helvetica LT Std Light" fo:font-size="9pt" officeooo:rsid="001394b9" officeooo:paragraph-rsid="001394b9" style:font-size-asian="9pt" style:font-size-complex="9pt"/>
    </style:style>
    <style:style style:name="P61" style:family="paragraph" style:parent-style-name="Standard" style:list-style-name="L27">
      <style:text-properties style:font-name="Helvetica LT Std Light" fo:font-size="9pt" officeooo:rsid="001394b9" officeooo:paragraph-rsid="001998b3" style:font-size-asian="9pt" style:font-size-complex="9pt"/>
    </style:style>
    <style:style style:name="P62" style:family="paragraph" style:parent-style-name="Standard" style:list-style-name="L28">
      <style:text-properties style:font-name="Helvetica LT Std Light" fo:font-size="9pt" officeooo:rsid="001394b9" officeooo:paragraph-rsid="001b07b6" style:font-size-asian="9pt" style:font-size-complex="9pt"/>
    </style:style>
    <style:style style:name="P63" style:family="paragraph" style:parent-style-name="Standard" style:list-style-name="L28">
      <style:text-properties style:font-name="Helvetica LT Std Light" fo:font-size="9pt" officeooo:rsid="001394b9" officeooo:paragraph-rsid="001394b9" style:font-size-asian="9pt" style:font-size-complex="9pt"/>
    </style:style>
    <style:style style:name="P64" style:family="paragraph" style:parent-style-name="Standard" style:list-style-name="L29">
      <style:text-properties style:font-name="Helvetica LT Std Light" fo:font-size="9pt" officeooo:rsid="001394b9" officeooo:paragraph-rsid="001394b9" style:font-size-asian="9pt" style:font-size-complex="9pt"/>
    </style:style>
    <style:style style:name="P65" style:family="paragraph" style:parent-style-name="Standard" style:list-style-name="L29">
      <style:text-properties style:font-name="Helvetica LT Std Light" fo:font-size="9pt" officeooo:rsid="001394b9" officeooo:paragraph-rsid="001b07b6" style:font-size-asian="9pt" style:font-size-complex="9pt"/>
    </style:style>
    <style:style style:name="P66" style:family="paragraph" style:parent-style-name="Standard" style:list-style-name="L30">
      <style:text-properties style:font-name="Helvetica LT Std Light" fo:font-size="9pt" officeooo:rsid="001394b9" officeooo:paragraph-rsid="001394b9" style:font-size-asian="9pt" style:font-size-complex="9pt"/>
    </style:style>
    <style:style style:name="P67" style:family="paragraph" style:parent-style-name="Standard" style:list-style-name="L31">
      <style:text-properties style:font-name="Helvetica LT Std Light" fo:font-size="9pt" officeooo:rsid="001394b9" officeooo:paragraph-rsid="001394b9" style:font-size-asian="9pt" style:font-size-complex="9pt"/>
    </style:style>
    <style:style style:name="P68" style:family="paragraph" style:parent-style-name="Standard" style:list-style-name="L32">
      <style:text-properties style:font-name="Helvetica LT Std Light" fo:font-size="9pt" officeooo:rsid="001394b9" officeooo:paragraph-rsid="001b07b6" style:font-size-asian="9pt" style:font-size-complex="9pt"/>
    </style:style>
    <style:style style:name="P69" style:family="paragraph" style:parent-style-name="Standard">
      <style:text-properties style:font-name="Helvetica LT Std Light" fo:font-size="9pt" officeooo:rsid="001394b9" officeooo:paragraph-rsid="001b07b6" style:font-size-asian="9pt" style:font-size-complex="9pt"/>
    </style:style>
    <style:style style:name="P70" style:family="paragraph" style:parent-style-name="Standard" style:list-style-name="L19">
      <style:text-properties style:font-name="Helvetica LT Std Light" fo:font-size="9pt" officeooo:rsid="0015132d" officeooo:paragraph-rsid="0015132d" style:font-size-asian="9pt" style:font-size-complex="9pt"/>
    </style:style>
    <style:style style:name="P71" style:family="paragraph" style:parent-style-name="Standard" style:list-style-name="L20">
      <style:text-properties style:font-name="Helvetica LT Std Light" fo:font-size="9pt" officeooo:rsid="0016a0b6" officeooo:paragraph-rsid="0016a0b6" style:font-size-asian="9pt" style:font-size-complex="9pt"/>
    </style:style>
    <style:style style:name="P72" style:family="paragraph" style:parent-style-name="Standard" style:list-style-name="L20">
      <style:text-properties style:font-name="Helvetica LT Std Light" fo:font-size="9pt" officeooo:rsid="0016a0b6" officeooo:paragraph-rsid="0016bd4f" style:font-size-asian="9pt" style:font-size-complex="9pt"/>
    </style:style>
    <style:style style:name="P73" style:family="paragraph" style:parent-style-name="Standard" style:list-style-name="L20">
      <style:text-properties style:font-name="Helvetica LT Std Light" fo:font-size="9pt" officeooo:rsid="0016bd4f" officeooo:paragraph-rsid="0016bd4f" style:font-size-asian="9pt" style:font-size-complex="9pt"/>
    </style:style>
    <style:style style:name="P74" style:family="paragraph" style:parent-style-name="Standard" style:list-style-name="L21">
      <style:text-properties style:font-name="Helvetica LT Std Light" fo:font-size="9pt" officeooo:rsid="0016bd4f" officeooo:paragraph-rsid="0016bd4f" style:font-size-asian="9pt" style:font-size-complex="9pt"/>
    </style:style>
    <style:style style:name="P75" style:family="paragraph" style:parent-style-name="Standard" style:list-style-name="L27">
      <style:text-properties style:font-name="Helvetica LT Std Light" fo:font-size="9pt" officeooo:rsid="001998b3" officeooo:paragraph-rsid="001998b3" style:font-size-asian="9pt" style:font-size-complex="9pt"/>
    </style:style>
    <style:style style:name="P76" style:family="paragraph" style:parent-style-name="Standard" style:list-style-name="WWNum3">
      <style:text-properties style:font-name="Helvetica LT Std Light" fo:font-size="9pt" style:font-size-asian="9pt" style:font-size-complex="9pt"/>
    </style:style>
    <style:style style:name="P77" style:family="paragraph" style:parent-style-name="Standard">
      <style:text-properties style:font-name="Helvetica LT Std Light" fo:font-size="9pt" officeooo:rsid="00200522" officeooo:paragraph-rsid="00200522" style:font-size-asian="9pt" style:font-size-complex="9pt"/>
    </style:style>
    <style:style style:name="P78" style:family="paragraph" style:parent-style-name="Standard" style:list-style-name="L33">
      <style:text-properties style:font-name="Helvetica LT Std Light" fo:font-size="9pt" officeooo:paragraph-rsid="00200522" style:font-size-asian="9pt" style:font-size-complex="9pt"/>
    </style:style>
    <style:style style:name="P79" style:family="paragraph" style:parent-style-name="Standard" style:list-style-name="L34">
      <style:text-properties style:font-name="Helvetica LT Std Light" fo:font-size="9pt" officeooo:rsid="0021f6f3" officeooo:paragraph-rsid="0021f6f3" style:font-size-asian="9pt" style:font-size-complex="9pt"/>
    </style:style>
    <style:style style:name="P80" style:family="paragraph" style:parent-style-name="Standard" style:list-style-name="L34">
      <style:text-properties style:font-name="Helvetica LT Std Light" fo:font-size="9pt" officeooo:rsid="00232482" officeooo:paragraph-rsid="00232482" style:font-size-asian="9pt" style:font-size-complex="9pt"/>
    </style:style>
    <style:style style:name="P81" style:family="paragraph" style:parent-style-name="Standard" style:list-style-name="L35">
      <style:text-properties style:font-name="Helvetica LT Std Light" fo:font-size="9pt" officeooo:rsid="0023300a" officeooo:paragraph-rsid="0023300a" style:font-size-asian="9pt" style:font-size-complex="9pt"/>
    </style:style>
    <style:style style:name="P82" style:family="paragraph" style:parent-style-name="Standard" style:list-style-name="L36">
      <style:text-properties style:font-name="Helvetica LT Std Light" fo:font-size="9pt" officeooo:rsid="0023300a" officeooo:paragraph-rsid="0023300a" style:font-size-asian="9pt" style:font-size-complex="9pt"/>
    </style:style>
    <style:style style:name="P83" style:family="paragraph" style:parent-style-name="Standard" style:list-style-name="L37">
      <style:text-properties style:font-name="Helvetica LT Std Light" fo:font-size="9pt" officeooo:rsid="0023300a" officeooo:paragraph-rsid="0023300a" style:font-size-asian="9pt" style:font-size-complex="9pt"/>
    </style:style>
    <style:style style:name="P84" style:family="paragraph" style:parent-style-name="Standard" style:list-style-name="L38">
      <style:text-properties style:font-name="Helvetica LT Std Light" fo:font-size="9pt" officeooo:rsid="0023300a" officeooo:paragraph-rsid="0023300a" style:font-size-asian="9pt" style:font-size-complex="9pt"/>
    </style:style>
    <style:style style:name="P85" style:family="paragraph" style:parent-style-name="Standard">
      <style:text-properties style:font-name="Helvetica LT Std Light" fo:font-size="9pt" officeooo:rsid="001d3ea7" officeooo:paragraph-rsid="002bd6a8" style:font-size-asian="9pt" style:font-size-complex="9pt"/>
    </style:style>
    <style:style style:name="P86" style:family="paragraph" style:parent-style-name="Standard">
      <style:text-properties style:font-name="Helvetica LT Std Light" fo:font-size="9pt" fo:language="es" fo:country="ES" style:font-size-asian="9pt" style:font-size-complex="9pt"/>
    </style:style>
    <style:style style:name="P87" style:family="paragraph" style:parent-style-name="Standard" style:list-style-name="L1">
      <style:paragraph-properties fo:margin-left="2.501cm" fo:margin-right="0cm" fo:text-indent="-0.635cm" style:auto-text-indent="false"/>
      <style:text-properties style:font-name="Helvetica LT Std Light" fo:font-size="9pt" officeooo:rsid="00265a54" officeooo:paragraph-rsid="0029a4b2" style:font-size-asian="9pt" style:font-size-complex="9pt"/>
    </style:style>
    <style:style style:name="P88" style:family="paragraph" style:parent-style-name="Standard" style:list-style-name="L1">
      <style:paragraph-properties fo:margin-left="2.501cm" fo:margin-right="0cm" fo:text-indent="-0.635cm" style:auto-text-indent="false"/>
      <style:text-properties style:font-name="Helvetica LT Std Light" fo:font-size="9pt" officeooo:rsid="0029a4b2" officeooo:paragraph-rsid="0029a4b2" style:font-size-asian="9pt" style:font-size-complex="9pt"/>
    </style:style>
    <style:style style:name="P89" style:family="paragraph" style:parent-style-name="Standard" style:list-style-name="L2">
      <style:paragraph-properties fo:margin-left="2.501cm" fo:margin-right="0cm" fo:text-indent="-0.635cm" style:auto-text-indent="false"/>
      <style:text-properties style:font-name="Helvetica LT Std Light" fo:font-size="9pt" officeooo:rsid="0029a4b2" officeooo:paragraph-rsid="0029a4b2" style:font-size-asian="9pt" style:font-size-complex="9pt"/>
    </style:style>
    <style:style style:name="P90" style:family="paragraph" style:parent-style-name="Standard" style:list-style-name="L2">
      <style:paragraph-properties fo:margin-left="2.501cm" fo:margin-right="0cm" fo:text-indent="-0.635cm" style:auto-text-indent="false"/>
      <style:text-properties style:font-name="Helvetica LT Std Light" fo:font-size="9pt" officeooo:rsid="0029c0a3" officeooo:paragraph-rsid="0029c0a3" style:font-size-asian="9pt" style:font-size-complex="9pt"/>
    </style:style>
    <style:style style:name="P91" style:family="paragraph" style:parent-style-name="Standard" style:list-style-name="L17">
      <style:paragraph-properties fo:margin-left="2.501cm" fo:margin-right="0cm" fo:text-indent="-0.635cm" style:auto-text-indent="false"/>
      <style:text-properties style:font-name="Helvetica LT Std Light" fo:font-size="9pt" officeooo:rsid="0011c889" officeooo:paragraph-rsid="0011c889" style:font-size-asian="9pt" style:font-size-complex="9pt"/>
    </style:style>
    <style:style style:name="P92" style:family="paragraph" style:parent-style-name="Standard" style:list-style-name="L1">
      <style:paragraph-properties fo:margin-left="1.251cm" fo:margin-right="0cm" fo:text-indent="-0.635cm" style:auto-text-indent="false"/>
      <style:text-properties style:font-name="Helvetica LT Std Light" fo:font-size="9pt" officeooo:rsid="0029a4b2" officeooo:paragraph-rsid="0029a4b2" style:font-size-asian="9pt" style:font-size-complex="9pt"/>
    </style:style>
    <style:style style:name="P93" style:family="paragraph" style:parent-style-name="Standard" style:list-style-name="L2">
      <style:paragraph-properties fo:margin-left="1.251cm" fo:margin-right="0cm" fo:text-indent="-0.635cm" style:auto-text-indent="false"/>
      <style:text-properties style:font-name="Helvetica LT Std Light" fo:font-size="9pt" officeooo:rsid="0029a4b2" officeooo:paragraph-rsid="0029a4b2" style:font-size-asian="9pt" style:font-size-complex="9pt"/>
    </style:style>
    <style:style style:name="P94" style:family="paragraph" style:parent-style-name="Standard" style:list-style-name="L2">
      <style:paragraph-properties fo:margin-left="1.251cm" fo:margin-right="0cm" fo:text-indent="-0.635cm" style:auto-text-indent="false"/>
      <style:text-properties style:font-name="Helvetica LT Std Light" fo:font-size="9pt" officeooo:rsid="0029c0a3" officeooo:paragraph-rsid="0029c0a3" style:font-size-asian="9pt" style:font-size-complex="9pt"/>
    </style:style>
    <style:style style:name="P95" style:family="paragraph" style:parent-style-name="Standard" style:list-style-name="L2">
      <style:paragraph-properties fo:margin-left="1.251cm" fo:margin-right="0cm" fo:text-indent="-0.635cm" style:auto-text-indent="false"/>
      <style:text-properties style:font-name="Helvetica LT Std Light" fo:font-size="9pt" officeooo:rsid="00265a54" officeooo:paragraph-rsid="0029c0a3" style:font-size-asian="9pt" style:font-size-complex="9pt"/>
    </style:style>
    <style:style style:name="P96" style:family="paragraph" style:parent-style-name="Standard" style:list-style-name="L17">
      <style:paragraph-properties fo:margin-left="1.251cm" fo:margin-right="0cm" fo:text-indent="-0.635cm" style:auto-text-indent="false"/>
      <style:text-properties style:font-name="Helvetica LT Std Light" fo:font-size="9pt" officeooo:rsid="0011c889" officeooo:paragraph-rsid="0011c889" style:font-size-asian="9pt" style:font-size-complex="9pt"/>
    </style:style>
    <style:style style:name="P97" style:family="paragraph" style:parent-style-name="Standard" style:list-style-name="L2">
      <style:paragraph-properties fo:margin-left="0cm" fo:margin-right="0cm" fo:text-indent="0cm" style:auto-text-indent="false"/>
      <style:text-properties style:font-name="Helvetica LT Std Light" fo:font-size="9pt" officeooo:rsid="00265a54" officeooo:paragraph-rsid="0029c0a3" style:font-size-asian="9pt" style:font-size-complex="9pt"/>
    </style:style>
    <style:style style:name="P98" style:family="paragraph" style:parent-style-name="Standard" style:list-style-name="L17">
      <style:paragraph-properties fo:margin-left="0cm" fo:margin-right="0cm" fo:text-indent="0cm" style:auto-text-indent="false"/>
      <style:text-properties style:font-name="Helvetica LT Std Light" fo:font-size="9pt" officeooo:rsid="001394b9" officeooo:paragraph-rsid="001394b9" style:font-size-asian="9pt" style:font-size-complex="9pt"/>
    </style:style>
    <style:style style:name="P99" style:family="paragraph" style:parent-style-name="Standard" style:list-style-name="L1" style:master-page-name="">
      <style:paragraph-properties fo:margin-left="2.501cm" fo:margin-right="0cm" fo:text-indent="-1.746cm" style:auto-text-indent="false" style:page-number="auto"/>
      <style:text-properties style:font-name="Helvetica LT Std Light" fo:font-size="9pt" officeooo:rsid="00265a54" officeooo:paragraph-rsid="0029a4b2" style:font-size-asian="9pt" style:font-size-complex="9pt"/>
    </style:style>
    <style:style style:name="T1" style:family="text">
      <style:text-properties officeooo:rsid="001394b9"/>
    </style:style>
    <style:style style:name="T2" style:family="text">
      <style:text-properties style:text-underline-style="none"/>
    </style:style>
    <style:style style:name="T3" style:family="text">
      <style:text-properties style:text-underline-style="none" officeooo:rsid="0015132d"/>
    </style:style>
    <style:style style:name="T4" style:family="text">
      <style:text-properties officeooo:rsid="0015132d"/>
    </style:style>
    <style:style style:name="T5" style:family="text">
      <style:text-properties officeooo:rsid="0016a0b6"/>
    </style:style>
    <style:style style:name="T6" style:family="text">
      <style:text-properties officeooo:rsid="0016bd4f"/>
    </style:style>
    <style:style style:name="T7" style:family="text">
      <style:text-properties officeooo:rsid="0018b319"/>
    </style:style>
    <style:style style:name="T8" style:family="text">
      <style:text-properties officeooo:rsid="001998b3"/>
    </style:style>
    <style:style style:name="T9" style:family="text">
      <style:text-properties officeooo:rsid="001b07b6"/>
    </style:style>
    <style:style style:name="T10" style:family="text">
      <style:text-properties officeooo:rsid="001e9a55"/>
    </style:style>
    <style:style style:name="T11" style:family="text">
      <style:text-properties style:font-name="Helvetica LT Std Light" fo:font-size="9pt" officeooo:rsid="00265a54" style:font-size-asian="9pt" style:font-size-complex="9pt"/>
    </style:style>
    <style:style style:name="T12" style:family="text">
      <style:text-properties officeooo:rsid="001eafa6"/>
    </style:style>
    <style:style style:name="T13" style:family="text">
      <style:text-properties officeooo:rsid="00200522"/>
    </style:style>
    <style:style style:name="T14" style:family="text">
      <style:text-properties fo:language="es" fo:country="ES"/>
    </style:style>
    <style:style style:name="T15" style:family="text">
      <style:text-properties fo:language="es" fo:country="ES" style:language-complex="en" style:country-complex="US"/>
    </style:style>
    <style:style style:name="T16" style:family="text">
      <style:text-properties officeooo:rsid="00232482"/>
    </style:style>
    <style:style style:name="T17" style:family="text">
      <style:text-properties officeooo:rsid="00245fa8"/>
    </style:style>
    <style:style style:name="T18" style:family="text">
      <style:text-properties officeooo:rsid="00265a54"/>
    </style:style>
    <style:style style:name="T19" style:family="text">
      <style:text-properties officeooo:rsid="002800b1"/>
    </style:style>
    <style:style style:name="T20" style:family="text">
      <style:text-properties officeooo:rsid="0029ee86"/>
    </style:style>
    <text:list-style style:name="L1">
      <text:list-level-style-bullet text:level="1" text:style-name="Bullet_20_Symbols" text:bullet-char="•">
        <style:list-level-properties text:list-level-position-and-space-mode="label-alignment">
          <style:list-level-label-alignment text:label-followed-by="space"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TIO WEB DE LAS CARRERAS DE INFORMÁTICA Y SISTEMAS</text:p>
      <text:p text:style-name="P2"/>
      <text:p text:style-name="P4">El sitio web de las carreras de informática y sistemas, fue creado con la necesidad de publicar y hacer conocer información de las carreras de informática y sistemas.</text:p>
      <text:p text:style-name="P3"/>
      <text:p text:style-name="P2">Funcionalidad del Sistema </text:p>
      <text:p text:style-name="P2">Las funcionalidades del sitio web de las carreras de <text:span text:style-name="T19">i</text:span>nformática y <text:span text:style-name="T19">s</text:span>istemas se distribuye en dos partes. La primera parte denominada <text:span text:style-name="T19">p</text:span>arte <text:span text:style-name="T19">e</text:span>xterna accedida por todo tipo de usuario, es decir un estudiante de la carrera o una persona ajena a ella, la segunda parte denominada <text:span text:style-name="T19">p</text:span>arte <text:span text:style-name="T19">i</text:span>nterna es la que es acce<text:span text:style-name="T19">dida</text:span> por docentes, estudiantes , y administrador de la carrera de <text:span text:style-name="T19">i</text:span>nformática y <text:span text:style-name="T19">s</text:span>istemas. </text:p>
      <text:p text:style-name="P2"/>
      <text:p text:style-name="P2">Parte Externa </text:p>
      <text:list xml:id="list4415449443925782515" text:style-name="L1">
        <text:list-item>
          <text:p text:style-name="P32"><text:span text:style-name="T11">Reseña histórica, mostrar al usuario datos históricos y relevantes de nuestras carreras. </text:span></text:p>
        </text:list-item>
        <text:list-item>
          <text:p text:style-name="P33">Biblioteca de tesis :</text:p>
        </text:list-item>
        <text:list-item>
          <text:p text:style-name="P99">Perfiles: Los estudiantes y docentes deben poder observar los perfiles que aun no han defendido .</text:p>
        </text:list-item>
        <text:list-item>
          <text:p text:style-name="P88"><text:span text:style-name="T18">Tesis defendidas: Es un enlace hacia el sitio </text:span>w<text:span text:style-name="T18">eb de la FCyT donde se cuenta con un banco de datos de las tesis defendidas. </text:span></text:p>
        </text:list-item>
        <text:list-item>
          <text:p text:style-name="P88"><text:soft-page-break/><text:span text:style-name="T18">Tesis </text:span>l<text:span text:style-name="T18">ibres: </text:span>S<text:span text:style-name="T18">e debe manejar un historial de tesis que no llegaron a su estado final y cambio de tema. </text:span></text:p>
        </text:list-item>
        <text:list-item>
          <text:p text:style-name="P92"><text:span text:style-name="T18">Plan </text:span>d<text:span text:style-name="T18">e estudios de cada carrera, mostrar al usuario el plan de estudios actual de cada carrera. </text:span></text:p>
        </text:list-item>
        <text:list-item>
          <text:p text:style-name="P92"><text:span text:style-name="T18">A</text:span>visos<text:span text:style-name="T18">, concerniente al departamento y se publicar</text:span>á<text:span text:style-name="T18"> en un lapso de </text:span>tiempo <text:span text:style-name="T18">que es determinado por la jefatura .</text:span></text:p>
        </text:list-item>
        <text:list-item>
          <text:p text:style-name="P92">Exámenes<text:span text:style-name="T18"> de </text:span>m<text:span text:style-name="T18">esa, que son planificados por los docentes de una materia, haciendo conocer al estudiante la fecha, hora y aula del examen, se publicar</text:span>á<text:span text:style-name="T18"> en un </text:span>tiempo <text:span text:style-name="T18">que es determinado por el docente.</text:span></text:p>
        </text:list-item>
        <text:list-item>
          <text:p text:style-name="P92"><text:span text:style-name="T18">Servicios que </text:span>p<text:span text:style-name="T18">restamos : </text:span>S<text:span text:style-name="T18">on servicios que puede ofrecer el departamento de </text:span>informática<text:span text:style-name="T18"> y sistemas .</text:span></text:p>
        </text:list-item>
        <text:list-item>
          <text:p text:style-name="P87">Cursos, posibles cursos que pueden ser organizados por el laboratorio. </text:p>
        </text:list-item>
        <text:list-item>
          <text:p text:style-name="P88"><text:span text:style-name="T18">Alquiler de ambientes: </text:span>L<text:span text:style-name="T18">os ambientes pueden ser alquilados a otras carreras o empresas. </text:span></text:p>
        </text:list-item>
        <text:list-item>
          <text:p text:style-name="P92"><text:span text:style-name="T18">E</text:span>ventos a re<text:span text:style-name="T18">alizarse </text:span></text:p>
        </text:list-item>
        <text:list-item>
          <text:p text:style-name="P88"><text:span text:style-name="T18">Eventos: </text:span>A <text:span text:style-name="T18">realizarse en el </text:span>área<text:span text:style-name="T18"> de </text:span>informática<text:span text:style-name="T18"> que son organizados por el departamento de </text:span>informática<text:span text:style-name="T18"> y </text:span>s<text:span text:style-name="T18">istemas. </text:span></text:p>
        </text:list-item>
        <text:list-item>
          <text:p text:style-name="P92"><text:span text:style-name="T18">P</text:span>e<text:span text:style-name="T18">rsonal de </text:span>d<text:span text:style-name="T18">epartamento :</text:span></text:p>
        </text:list-item>
        <text:list-item>
          <text:p text:style-name="P88"><text:span text:style-name="T18">Docentes: </text:span>D<text:span text:style-name="T18">atos de los docentes que </text:span><text:soft-page-break/><text:span text:style-name="T18">prestan servicios a las carreras de </text:span>informática<text:span text:style-name="T18"> y </text:span>s<text:span text:style-name="T18">istemas .</text:span></text:p>
        </text:list-item>
        <text:list-item>
          <text:p text:style-name="P88"><text:span text:style-name="T18">Autoridades: </text:span>D<text:span text:style-name="T18">atos de las autoridades actuales. </text:span></text:p>
        </text:list-item>
        <text:list-item>
          <text:p text:style-name="P92"><text:span text:style-name="T18">T</text:span>ramites:</text:p>
        </text:list-item>
        <text:list-item>
          <text:p text:style-name="P88"><text:span text:style-name="T18">Información: </text:span>R<text:span text:style-name="T18">eferente a cualquier tramite que concierna al </text:span>d<text:span text:style-name="T18">epartamento de </text:span>i<text:span text:style-name="T18">nformatica y </text:span>s<text:span text:style-name="T18">istemas .</text:span></text:p>
        </text:list-item>
        <text:list-item>
          <text:p text:style-name="P88"><text:span text:style-name="T18">Pasos: </text:span>R<text:span text:style-name="T18">equeridos en cualquier tramite por ejemplo: </text:span>t<text:span text:style-name="T18">ramite para el registro de perfiles. </text:span></text:p>
        </text:list-item>
      </text:list>
      <text:p text:style-name="P5"/>
      <text:p text:style-name="P5"><text:span text:style-name="T18">P</text:span>arte Interna</text:p>
      <text:list xml:id="list271207132770888162" text:style-name="L2">
        <text:list-item>
          <text:p text:style-name="P34">Aprobación de p<text:span text:style-name="T18">erfiles :</text:span></text:p>
        </text:list-item>
        <text:list-item>
          <text:p text:style-name="P89"><text:span text:style-name="T18">Listado de </text:span>p<text:span text:style-name="T18">erfiles </text:span>r<text:span text:style-name="T18">egistrados: </text:span>E<text:span text:style-name="T18">l docente que tenga la materia de </text:span>p<text:span text:style-name="T18">lanificación y </text:span>e<text:span text:style-name="T18">valuación de </text:span>p<text:span text:style-name="T18">royecto </text:span>f<text:span text:style-name="T18">inal podrá tener acceso a los perfiles registrados por los </text:span>e<text:span text:style-name="T18">studiantes. </text:span></text:p>
        </text:list-item>
        <text:list-item>
          <text:p text:style-name="P89">Búsqueda<text:span text:style-name="T18">: </text:span>E<text:span text:style-name="T18">l docente que tenga la materia de </text:span>p<text:span text:style-name="T18">lanificación y </text:span>e<text:span text:style-name="T18">valuación de </text:span>p<text:span text:style-name="T18">royecto </text:span>f<text:span text:style-name="T18">inal podrá buscar a los estudiantes que registraron sus perfiles en el sistema. </text:span></text:p>
        </text:list-item>
        <text:list-item>
          <text:p text:style-name="P89"><text:span text:style-name="T18">Cambios y </text:span>a<text:span text:style-name="T18">probación: </text:span>E<text:span text:style-name="T18">l docente que tenga la materia de </text:span>p<text:span text:style-name="T18">lanificación y </text:span>e<text:span text:style-name="T18">valuación de </text:span>p<text:span text:style-name="T18">royecto </text:span>f<text:span text:style-name="T18">inal podrá </text:span><text:soft-page-break/><text:span text:style-name="T18">aprobar los temas de perfil o habilitar para cambios los mismos. </text:span></text:p>
        </text:list-item>
        <text:list-item>
          <text:p text:style-name="P93"><text:span text:style-name="T18">A</text:span>visos:</text:p>
        </text:list-item>
        <text:list-item>
          <text:p text:style-name="P89"><text:span text:style-name="T18">Avisos del </text:span>d<text:span text:style-name="T18">epartamento: </text:span>Q<text:span text:style-name="T18">ue son para todos los usuarios, que ingresen al </text:span>s<text:span text:style-name="T18">itio </text:span>w<text:span text:style-name="T18">eb de las </text:span>c<text:span text:style-name="T18">arreras de </text:span>i<text:span text:style-name="T18">nformática y </text:span>s<text:span text:style-name="T18">istemas. </text:span></text:p>
        </text:list-item>
        <text:list-item>
          <text:p text:style-name="P89"><text:span text:style-name="T18">Avisos por materia: </text:span>Q<text:span text:style-name="T18">ue solo </text:span>serán<text:span text:style-name="T18"> de </text:span>interés<text:span text:style-name="T18"> para los alumnos de una materia, pero pueden ser vistos por el público en general. </text:span></text:p>
        </text:list-item>
        <text:list-item>
          <text:p text:style-name="P93"><text:span text:style-name="T18">R</text:span>ecursos:</text:p>
        </text:list-item>
        <text:list-item>
          <text:p text:style-name="P89"><text:span text:style-name="T18">Recursos por materia: </text:span>Q<text:span text:style-name="T18">ue solo </text:span>serán<text:span text:style-name="T18"> de </text:span>interés<text:span text:style-name="T18"> para los alumnos de una materia, pero pueden ser vistos por el público en general .</text:span></text:p>
        </text:list-item>
        <text:list-item>
          <text:p text:style-name="P93"><text:span text:style-name="T18">P</text:span>erfiles:</text:p>
        </text:list-item>
        <text:list-item>
          <text:p text:style-name="P89">R<text:span text:style-name="T18">egistro de </text:span>p<text:span text:style-name="T18">erfiles: </text:span>E<text:span text:style-name="T18">l estudiante registrará su perfil en la pagina y </text:span>servirá<text:span text:style-name="T18"> al estudiante como aval para la aprobación de su tema de tesis. El estudiante responsable podrá modificar el perfil y para dar de baja al perfil será el webmaster quien realice esta acción, </text:span>l<text:span text:style-name="T18">a aprobación del tema lo </text:span>hará<text:span text:style-name="T18"> el docente </text:span>o<text:span text:style-name="T18"> el webmaster del departamento .</text:span></text:p>
        </text:list-item>
        <text:list-item>
          <text:p text:style-name="P89"><text:span text:style-name="T18">Aprobación de </text:span>p<text:span text:style-name="T18">erfiles: </text:span>E<text:span text:style-name="T18">l docente y el webmaster tienen un listado de </text:span><text:soft-page-break/><text:span text:style-name="T18">aquellos alumnos que tengan registrado en el sistema su perfil y podrá ver su documento final y aprobarlo. </text:span></text:p>
        </text:list-item>
        <text:list-item>
          <text:p text:style-name="P93"><text:span text:style-name="T18">C</text:span>orreo electrónico:</text:p>
        </text:list-item>
        <text:list-item>
          <text:p text:style-name="P89">In<text:span text:style-name="T18">terfaz de acceso: </text:span>L<text:span text:style-name="T18">os estudiantes y docentes deben poder acceder a sus correos electrónicos por medio del sitio web de las carreras de informática y sistemas. </text:span></text:p>
        </text:list-item>
        <text:list-item>
          <text:p text:style-name="P95">Biblioteca :</text:p>
        </text:list-item>
        <text:list-item>
          <text:p text:style-name="P90"><text:span text:style-name="T18">Añadir temas de perfil: </text:span>L<text:span text:style-name="T18">os nuevos temas de perfil deben poder ser añadidas a la biblioteca. </text:span></text:p>
        </text:list-item>
        <text:list-item>
          <text:p text:style-name="P90"><text:span text:style-name="T18">Añadir temas de perfil libres: </text:span>C<text:span text:style-name="T18">uando el estudiante </text:span>realice<text:span text:style-name="T18"> un cambio de tema, su tema de perfil anterior pasara a un estado libre .</text:span></text:p>
        </text:list-item>
        <text:list-item>
          <text:p text:style-name="P90">Búsquedas<text:span text:style-name="T18"> de perfil: </text:span>S<text:span text:style-name="T18">e debe ofrecer a los estudiantes una </text:span>búsqueda<text:span text:style-name="T18"> sobre los perfiles .</text:span></text:p>
        </text:list-item>
        <text:list-item>
          <text:p text:style-name="P94"><text:span text:style-name="T18">P</text:span>lan de estudios:</text:p>
        </text:list-item>
        <text:list-item>
          <text:p text:style-name="P90">P<text:span text:style-name="T18">lan de estudios de las carreras: </text:span>S<text:span text:style-name="T18">e debe dar a conocer el plan de estudios actual. </text:span></text:p>
        </text:list-item>
        <text:list-item>
          <text:p text:style-name="P90"><text:span text:style-name="T18">Modificación del plan de estudios: </text:span>S<text:span text:style-name="T18">e debe poder modificar el plan de estudios. </text:span></text:p>
        </text:list-item>
        <text:list-item>
          <text:p text:style-name="P90"><text:span text:style-name="T18">E</text:span>nl<text:span text:style-name="T18">ace con los docentes: </text:span>D<text:span text:style-name="T18">eben </text:span><text:soft-page-break/><text:span text:style-name="T18">tener un enlace a una lista de docentes que dicten una materia. </text:span></text:p>
        </text:list-item>
        <text:list-item>
          <text:p text:style-name="P94"><text:span text:style-name="T18">M</text:span>a<text:span text:style-name="T18">terial de una </text:span>m<text:span text:style-name="T18">ateria :</text:span></text:p>
        </text:list-item>
        <text:list-item>
          <text:p text:style-name="P90"><text:span text:style-name="T18">Subida de material de apoyo: </text:span>U<text:span text:style-name="T18">n docente debe poder subir material de apoyo para su materia. </text:span></text:p>
        </text:list-item>
        <text:list-item>
          <text:p text:style-name="P90"><text:span text:style-name="T18">Permisos sobre el material de apoyo: </text:span>U<text:span text:style-name="T18">n docente puede manejar los permisos sobre el </text:span>m<text:span text:style-name="T18">aterial subido al servidor (disponible si o no). </text:span></text:p>
          <text:p text:style-name="P97"/>
        </text:list-item>
      </text:list>
      <text:p text:style-name="P6">Modulación del sistema </text:p>
      <text:p text:style-name="P6">Para la realización de un buen desarrollo del sistema, este se dividió en módulos los cuales mencionamos a continuación:</text:p>
      <text:list xml:id="list8975289465866973486" text:style-name="L3">
        <text:list-item>
          <text:p text:style-name="P35">Módulo publico en general.</text:p>
        </text:list-item>
        <text:list-item>
          <text:p text:style-name="P35">Módulo administración .</text:p>
        </text:list-item>
        <text:list-item>
          <text:p text:style-name="P35">Módulo docente .</text:p>
        </text:list-item>
        <text:list-item>
          <text:p text:style-name="P35">Módulo auxiliar .</text:p>
        </text:list-item>
        <text:list-item>
          <text:p text:style-name="P35">Módulo estudiante .</text:p>
        </text:list-item>
        <text:list-item>
          <text:p text:style-name="P35">Módulo registro de perfil .</text:p>
        </text:list-item>
        <text:list-item>
          <text:p text:style-name="P35">Módulo autoridad .</text:p>
        </text:list-item>
      </text:list>
      <text:p text:style-name="P6"/>
      <text:p text:style-name="P7">A continuación <text:span text:style-name="T20">e</text:span>xplicaremos a mayor detalle los <text:span text:style-name="T20">módulos</text:span> anteriormente mencion<text:span text:style-name="T20">a</text:span>dos.</text:p>
      <text:p text:style-name="P7"/>
      <text:p text:style-name="P6">Modulo <text:span text:style-name="T20">p</text:span>ublico en <text:span text:style-name="T20">g</text:span>eneral </text:p>
      <text:p text:style-name="P6">El modulo <text:span text:style-name="T20">p</text:span>ublico en <text:span text:style-name="T20">g</text:span>eneral, tiene un <text:span text:style-name="T20">propósito</text:span> informativo y de comunicación <text:span text:style-name="T20">e</text:span>ntre el departamento, <text:soft-page-break/><text:span text:style-name="T20">c</text:span>arreras de <text:span text:style-name="T20">informática y s</text:span>istemas, <text:span text:style-name="T20">a</text:span>lumnos y <text:span text:style-name="T20">p</text:span>ublico en <text:span text:style-name="T20">g</text:span>eneral que este interesado en visitar el <text:span text:style-name="T20">s</text:span>itio <text:span text:style-name="T20">w</text:span>eb de las <text:span text:style-name="T20">c</text:span>arreras de <text:span text:style-name="T20">i</text:span>nformática y <text:span text:style-name="T20">s</text:span>istemas. Algunas de los datos que puede observar son información del departamento, de las carreras de <text:span text:style-name="T20">informática</text:span> y <text:span text:style-name="T20">s</text:span>istemas, <text:span text:style-name="T20">d</text:span>ocentes, <text:span text:style-name="T20">a</text:span>utoridades del departamento, organigrama del departamento, tramites, tesis, perfiles, foros, plan de estudios, malla curricular de ambas carreras, materias que dicta un docente y docentes que dictan una materia y materias. </text:p>
      <text:p text:style-name="P6"/>
      <text:p text:style-name="P6">Modulo <text:span text:style-name="T20">a</text:span>dministración </text:p>
      <text:p text:style-name="P6">El modulo administración se encarga de todas las operaciones que signifique una modificación a la base de datos sobre información reservada o confidencial. Algunas de las operaciones que podemos mencionar son el registro, modificación, eliminación, asignación y otros. <text:span text:style-name="T20">También</text:span> podemos mencionar de manera general la información que <text:span text:style-name="T20">podrá</text:span> modificar, como ser: departamento, carrera, tesis perfiles, servicios, avisos, información, autoridades, planes de estudio, docentes, auxiliares, estudiantes, asignación a materias, eventos, <text:span text:style-name="T20">evaluación</text:span> de docentes, planes globales e información del administrador. </text:p>
      <text:p text:style-name="P6"/>
      <text:p text:style-name="P6">Modulo <text:span text:style-name="T20">d</text:span>ocente </text:p>
      <text:p text:style-name="P7">El modulo docente proporciona al mismo las herramientas para comunicarse con sus alumnos. Algunas de las herramientas que proporciona son: la publicación de avisos, material digital, datos del <text:soft-page-break/>docente, <text:span text:style-name="T20">evaluación</text:span> de registro de perfiles, materias por carreras y la administración de notas. Debido a que la administración de notas es un subsistema, será detallada al final de este capitulo.</text:p>
      <text:p text:style-name="P7"/>
      <text:p text:style-name="P6">Modulo <text:span text:style-name="T20">a</text:span>uxiliar </text:p>
      <text:p text:style-name="P6">El modulo auxiliar proporciona al mismo la posibilidad de publicación de avisos y material digital. <text:span text:style-name="T20">También podrá</text:span> modificar sus datos personales. </text:p>
      <text:p text:style-name="P6"/>
      <text:p text:style-name="P6">Modulo <text:span text:style-name="T20">e</text:span>studiante </text:p>
      <text:p text:style-name="P7">El modulo estudiante <text:span text:style-name="T20">permitirá</text:span> al estudiante observar los avisos y material digital que el docente les proporcione mediante el sitio web. <text:span text:style-name="T20">También</text:span> <text:span text:style-name="T20">podrá</text:span> modificar sus datos personales.</text:p>
      <text:p text:style-name="P7"/>
      <text:p text:style-name="P6">Modulo <text:span text:style-name="T20">r</text:span>egistro de <text:span text:style-name="T20">p</text:span>erfil </text:p>
      <text:p text:style-name="P6">El modulo registro de perfil permitirá al estudiante registrar su tema, <text:span text:style-name="T20">modificarlo</text:span> para posteriormente presentarlo en un formato requerido por el docente y por el departamento de <text:span text:style-name="T20">informática</text:span> y sistemas, para su aprobación final. </text:p>
      <text:p text:style-name="P6"/>
      <text:p text:style-name="P6">Modulo Autoridad </text:p>
      <text:p text:style-name="P6"><text:span text:style-name="T20">Podrá</text:span> ver la <text:span text:style-name="T20">evaluación</text:span> de docentes, y la secretaria <text:span text:style-name="T20">podrá</text:span> publicar <text:span text:style-name="T20">exámenes</text:span> de mesa y normales.</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SIGDIS</text:p>
      <text:p text:style-name="P1"/>
      <text:p text:style-name="P9"><text:span text:style-name="T10">El sistema de información para gestión de documentación de informática y sistemas </text:span>nace tras la necesidad de optimizar la gestión de documentación en el departamento de informática y sistemas. <text:span text:style-name="T10">E</text:span>s un sistema que tiene como objetivo principal, permitir la gestión de documentación en las carreras de <text:span text:style-name="T10">i</text:span>ngeniería informática y de sistemas, este sistema está constituido por dos módulos, almacén y secretaria.</text:p>
      <text:p text:style-name="P1"/>
      <text:p text:style-name="P1">Es por ese motivo que SIGDIS tiene dos funciones:</text:p>
      <text:list xml:id="list4583681071709983022" text:style-name="L4">
        <text:list-item>
          <text:p text:style-name="P36">Gestionar los activos asignados a los diferentes ambientes.</text:p>
        </text:list-item>
        <text:list-item>
          <text:p text:style-name="P37">Generar documentos emitidos en la carrera.</text:p>
        </text:list-item>
      </text:list>
      <text:p text:style-name="P9"/>
      <text:p text:style-name="P1">¿<text:span text:style-name="T10">Por qué crear un nuevo sistema</text:span>?</text:p>
      <text:p text:style-name="P1">Al comienzo y al final de cada semestre se realiza el inventariado de todos los bienes que tiene el departamento de informática y sistemas, por lo que es una tarea rutinaria y monótona en donde algunas veces se desconoce el lugar donde se encuentra ubicado algún bien o la cantidad que existe.</text:p>
      <text:p text:style-name="P1">Es por ese motivo que se propuso crear un sistema que ayudar<text:span text:style-name="T10">á</text:span> a realizar estas tareas, es uno de los módulos que está encargado de la gestión tanto de bienes como de ambientes, con la ayuda del sistema el usuario también puede realizar o quitar la asignación de componentes para un bien de encargados de dicha tarea, haciendo que estas <text:soft-page-break/>tareas no consuman mucho tiempo, además con la utilización del sistema se podrá tener un seguimiento completo del bien o del componente (fecha, lugar y tiempo de utilización) el cual puede ser aprovechado en otras tareas.<text:bookmark text:name="_GoBack"/></text:p>
      <text:p text:style-name="P1">La secretaria del departamento <text:span text:style-name="T10">i</text:span>nformática-<text:span text:style-name="T10">s</text:span>istemas cumple una función de gran importancia, debido a que es esta quien genera, maneja, y organiza la documentación correspondiente a este departamento. <text:s/>Es aquí donde se presenta un trabajo moroso y constante en cuanto a la generación de documentación, como ser: <text:span text:style-name="T10">n</text:span>ombramiento de tutores, <text:span text:style-name="T10">n</text:span>ombramiento de tribunales, <text:span text:style-name="T10">n</text:span>ombramiento de jurados electorales, <text:span text:style-name="T10">c</text:span>artas de tribunales para convocatorias, <text:span text:style-name="T10">c</text:span>artas de adscripción, <text:span text:style-name="T10">s</text:span>olicitudes de licencias, <text:span text:style-name="T10">s</text:span>olicitud de corrección de resoluciones al vice-rectorado, <text:span text:style-name="T10">i</text:span>nforme de convalidaciones, <text:span text:style-name="T10">c</text:span>ertificados de egreso, entre otros; además de realizar la clasificación de esta documentación.</text:p>
      <text:p text:style-name="P1"/>
      <text:p text:style-name="P1">En secretaria es importante la clasificación de la documentación tanto recibida como enviada, con el objetivo de facilitar búsquedas posteriores para diferentes fines, de acuerdo a: <text:span text:style-name="T10">f</text:span>echas de emisión, tipo de documento, <text:span text:style-name="T10">y o</text:span>tros.</text:p>
      <text:p text:style-name="P1">Con el objetivo de facilitar el trabajo de la secretaria y mantener un respaldo digital y ordenado de la documentación es que nace la necesidad de la creación de los <text:span text:style-name="T10">s</text:span>istemas de <text:span text:style-name="T10">g</text:span>estión de <text:span text:style-name="T10">d</text:span>ocumentación para la <text:span text:style-name="T10">s</text:span>ecretaria (<text:span text:style-name="T10">SIG</text:span>D<text:span text:style-name="T10">IS</text:span>).</text:p>
      <text:p text:style-name="P1"><text:soft-page-break/></text:p>
      <text:p text:style-name="P38">Estructura del Sistema</text:p>
      <text:p text:style-name="P1"/>
      <text:p text:style-name="P1">Almacén </text:p>
      <text:p text:style-name="P1">Es un sistema que está encargado de la gestión tanto de bienes como de ambientes, con la ayuda del sistema el usuario también puede realizar o quitar la asignación de componentes para un bien.</text:p>
      <text:p text:style-name="P1">Con la utilización del sistema se podrá tener un seguimiento completo del bien o del componente (fecha, lugar y tiempo de utilización).</text:p>
      <text:p text:style-name="P1">Este sistema está diseñado para facilitar el trabajo <text:span text:style-name="T10">de </text:span>el o los administradores de inventarios.</text:p>
      <text:p text:style-name="P1">En resumen el sistema tiene l<text:span text:style-name="T10">a</text:span>s siguientes <text:span text:style-name="T10">tareas</text:span>:</text:p>
      <text:list xml:id="list8311374368144679584" text:style-name="L5">
        <text:list-item>
          <text:p text:style-name="P44">Gestión de bienes.</text:p>
        </text:list-item>
      </text:list>
      <text:list xml:id="list8163102507264470297" text:style-name="L6">
        <text:list-item>
          <text:p text:style-name="P45">Gestión de ambientes.</text:p>
        </text:list-item>
        <text:list-item>
          <text:p text:style-name="P45">Asignación dinámica de componentes a un bien en particular.</text:p>
        </text:list-item>
        <text:list-item>
          <text:p text:style-name="P45">Filtrado de bienes por nombre o NIA.</text:p>
        </text:list-item>
        <text:list-item>
          <text:p text:style-name="P45">Historial de asignaciones de cada bien (indicando el lugar y tiempo al cual se encuentra asignado actualmente).</text:p>
        </text:list-item>
        <text:list-item>
          <text:p text:style-name="P45">Asignación dinámica de bienes a un ambiente especifico.</text:p>
        </text:list-item>
      </text:list>
      <text:p text:style-name="P10"/>
      <text:p text:style-name="P8">Activos</text:p>
      <text:p text:style-name="P8">Es considerado activo todo bien material otorgado a una oficina o laboratorio.</text:p>
      <text:list xml:id="list9170491900441090669" text:style-name="L7">
        <text:list-item>
          <text:p text:style-name="P39">Crear activos: Nos permite agregar un nuevo <text:soft-page-break/>activo a la lista de activos del departamento.</text:p>
        </text:list-item>
        <text:list-item>
          <text:p text:style-name="P39">Listar activos: Esta opción muestra el listado de los activos que se posee, para esto hay dos opciones de reporte: activos vigentes y activos de baja. Podemos realizar búsquedas sobre el listado de ambientes disponibles de acuerdo a su nombre o NIA. </text:p>
        </text:list-item>
        <text:list-item>
          <text:p text:style-name="P39">Historial de un activo : esta funcionalidad nos muestra el historial del activo seleccionado, es decir una lista de los ambientes en los cuales se encontraba asignado éste activo y su estado actual .</text:p>
        </text:list-item>
        <text:list-item>
          <text:p text:style-name="P39">Dar de baja/alta un activo : Se posee también la funcionalidad de dar de baja o alta un activo.</text:p>
        </text:list-item>
      </text:list>
      <text:p text:style-name="P8"/>
      <text:p text:style-name="P8">Ambientes</text:p>
      <text:list xml:id="list8262547320121232508" text:style-name="L8">
        <text:list-item>
          <text:p text:style-name="P40">Crear ambientes: Muestra el formulario de registro de ambientes.</text:p>
        </text:list-item>
        <text:list-item>
          <text:p text:style-name="P40">Listar ambientes: Muestra el listado de los ambientes disponibles en el <text:span text:style-name="T12">D</text:span>epartamento, desde ésta vista podemos crear un nuevo ambiente, ademas de editarlos y eliminarlos.</text:p>
        </text:list-item>
        <text:list-item>
          <text:p text:style-name="P40">Asignación de activos a un ambiente : Asimismo desde ésta vista es posible también la asignación de activos a un determinado ambiente.</text:p>
        </text:list-item>
      </text:list>
      <text:p text:style-name="P8"/>
      <text:p text:style-name="P8">Imágenes de activos</text:p>
      <text:list xml:id="list1664894555566148727" text:style-name="L9">
        <text:list-item>
          <text:p text:style-name="P41"><text:soft-page-break/>Subir nueva imagen: Las imágenes subidas son para asignar en el momento de la creación de un activo.</text:p>
        </text:list-item>
        <text:list-item>
          <text:p text:style-name="P41">Listar imágenes: Muestra el listado de las imágenes disponibles en el sistema, teniendo también las opciones de ver, editar y eliminar (siempre y cuando esta imagen no esté siendo usada por algún activo). </text:p>
        </text:list-item>
      </text:list>
      <text:p text:style-name="P8"/>
      <text:p text:style-name="P8">Secretaria </text:p>
      <text:p text:style-name="P8">El objetivo de <text:span text:style-name="T12">esta funcionalidad </text:span>es de generar y organizar la documentación correspondiente a este </text:p>
      <text:p text:style-name="P8"><text:span text:style-name="T12">D</text:span>epartamento. <text:span text:style-name="T12">Para esto cumple las siguientes tareas:</text:span></text:p>
      <text:p text:style-name="P8"/>
      <text:p text:style-name="P8">Generación de documentos </text:p>
      <text:p text:style-name="P8">El objetivo de ésta funcionalidad es la automatización de la generación de cartas emitidas por el </text:p>
      <text:p text:style-name="P8">Departamento, <text:span text:style-name="T12">l</text:span>as opciones de documentos están basadas en los documentos mayormente usados por secretar<text:span text:style-name="T12">ía</text:span> y son los siguientes: </text:p>
      <text:list xml:id="list1562519706793022216" text:style-name="L10">
        <text:list-item>
          <text:p text:style-name="P42">Carta <text:span text:style-name="T12">de a</text:span>dscripción .</text:p>
        </text:list-item>
        <text:list-item>
          <text:p text:style-name="P42">Certificado <text:span text:style-name="T12">de e</text:span>greso .</text:p>
        </text:list-item>
        <text:list-item>
          <text:p text:style-name="P42">Nombramiento <text:span text:style-name="T12">de j</text:span>urados <text:span text:style-name="T12">e</text:span>lectorales .</text:p>
        </text:list-item>
        <text:list-item>
          <text:p text:style-name="P42">Nombramiento <text:span text:style-name="T12">de t</text:span>utor .</text:p>
        </text:list-item>
        <text:list-item>
          <text:p text:style-name="P42">Nombramiento <text:span text:style-name="T12">de t</text:span>ribunal <text:span text:style-name="T12">de c</text:span>onocimiento .</text:p>
        </text:list-item>
        <text:list-item>
          <text:p text:style-name="P42">Nombramiento <text:span text:style-name="T12">de t</text:span>ribunales .</text:p>
        </text:list-item>
        <text:list-item>
          <text:p text:style-name="P42">Solicitud <text:span text:style-name="T12">de l</text:span>icencia .</text:p>
        </text:list-item>
      </text:list>
      <text:p text:style-name="P8"/>
      <text:p text:style-name="P8">Búsqueda y listado de documentos </text:p>
      <text:p text:style-name="P8"><text:soft-page-break/>Esta es la vista que nos muestra por defecto el enlace de <text:span text:style-name="T13">g</text:span>eneración de documentos, donde podemos realizar una búsqueda de documentos de acuerdo a: carrera, tipo de documento, destinatario y firma. </text:p>
      <text:p text:style-name="P8"/>
      <text:p text:style-name="P8">Envi<text:span text:style-name="T13">ar</text:span> mensaje </text:p>
      <text:p text:style-name="P8">Nos permite enviar un mensaje dentro del sistema y con usuarios que se encuentren registrados en el sistem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5"/>
      <text:p text:style-name="P85"/>
      <text:p text:style-name="P85"/>
      <text:p text:style-name="P10"/>
      <text:p text:style-name="P10"/>
      <text:p text:style-name="P10"/>
      <text:p text:style-name="P10"/>
      <text:p text:style-name="P10"/>
      <text:p text:style-name="P10"/>
      <text:p text:style-name="P11"><text:soft-page-break/>SISTEMA DE COMUNICADOS Y AVISOS</text:p>
      <text:p text:style-name="P17"/>
      <text:p text:style-name="P17">Introducción </text:p>
      <text:p text:style-name="P17">Es innegable el avance de la tecnología en nuestro medio, tal vez más ahora que antes, el incremento de usuarios tuvo un crecimiento exponencial, y con ello las herramientas para facilitar y optimizar su trabajo. </text:p>
      <text:p text:style-name="P17">En nuestro entorno social y económico, las pequeñas y medianas empresas buscan usar herramientas para su beneficio, estas herramientas sirven no solo para conectar computadoras, sino también personas, que por diferentes motivos pueden estar distanciados. </text:p>
      <text:p text:style-name="P17">Los sistemas online presentan una opción muy interesante para usuarios que no pueden estar en un lugar, en un tiempo dado, o que se encuentran de viaje. Con este fin, es que las herramientas Web, son muy usadas en empresas.</text:p>
      <text:p text:style-name="P17"/>
      <text:p text:style-name="P17">Descripción del problema </text:p>
      <text:p text:style-name="P17">En una empresa o institución, se tienen varios cargos, varias áreas y secciones, las cuales trabajan en conjunto. </text:p>
      <text:p text:style-name="P17">En este entorno es importante: </text:p>
      <text:list xml:id="list3943740230529097082" text:style-name="L11">
        <text:list-item>
          <text:p text:style-name="P46">Crear ambiente de sinergia (la suma del todo es mayor a la suma de las partes). </text:p>
        </text:list-item>
        <text:list-item>
          <text:p text:style-name="P46">Evitar la entropía, de una o varias Secciones o Áreas. </text:p>
        </text:list-item>
      </text:list>
      <text:p text:style-name="P17"/>
      <text:p text:style-name="P17">¿Como hacer esto? </text:p>
      <text:list xml:id="list6420838238906757296" text:style-name="L12">
        <text:list-item>
          <text:p text:style-name="P47"><text:soft-page-break/>Creando controles más efectivos. </text:p>
        </text:list-item>
        <text:list-item>
          <text:p text:style-name="P47">Optimizando procesos. </text:p>
        </text:list-item>
        <text:list-item>
          <text:p text:style-name="P47">Facilitando una adecuada comunicación entre Áreas/Secciones. </text:p>
        </text:list-item>
      </text:list>
      <text:p text:style-name="P17"/>
      <text:p text:style-name="P17">Los Avisos y Comunicados se los presenta de la siguiente forma: </text:p>
      <text:list xml:id="list781318337380113148" text:style-name="L13">
        <text:list-item>
          <text:p text:style-name="P48">Un Aviso/Comunicado se publica en un lugar visible, generalmente en una vitrina. </text:p>
        </text:list-item>
        <text:list-item>
          <text:p text:style-name="P48">Los comunicados son enviados a los encargados de Áreas/Secciones. </text:p>
        </text:list-item>
      </text:list>
      <text:p text:style-name="P17"/>
      <text:p text:style-name="P17">Pero existe un inconveniente: ¿Que pasa con las personas que no leen el Aviso/Comunicado en la Vitrina? . Para estos los comunicados recibidos no son difundidos. </text:p>
      <text:p text:style-name="P17"/>
      <text:p text:style-name="P17">Objetivos </text:p>
      <text:p text:style-name="P17"/>
      <text:p text:style-name="P17">Objetivo general </text:p>
      <text:p text:style-name="P17">Elaboración de un sistema de avisos y comunicados online. </text:p>
      <text:p text:style-name="P17"/>
      <text:p text:style-name="P17">Objetivos Específicos </text:p>
      <text:list xml:id="list4173675124639857966" text:style-name="L14">
        <text:list-item>
          <text:p text:style-name="P49">Desarrollo de una herramienta online, con software libre: PHP, MySQL, Apache.</text:p>
        </text:list-item>
        <text:list-item>
          <text:p text:style-name="P49">Recopilación de la información para el desarrollo y justificación de las herramientas, técnicas y métodos del proyecto. </text:p>
        </text:list-item>
      </text:list>
      <text:p text:style-name="P17"><text:soft-page-break/></text:p>
      <text:p text:style-name="P17">Alcance </text:p>
      <text:list xml:id="list2388654456486400016" text:style-name="L15">
        <text:list-item>
          <text:p text:style-name="P50">El sistema trabaja bajo PHP-MySQL-Apache, siendo una<text:line-break/> herramienta de Internet o Intranet, debiendo estar todas estas herramientas configuradas previamente.</text:p>
        </text:list-item>
        <text:list-item>
          <text:p text:style-name="P50">El sistema de avisos y comunicados será una herramienta tan útil como los usuarios la aprovechen.</text:p>
        </text:list-item>
      </text:list>
      <text:p text:style-name="P17"/>
      <text:p text:style-name="P17">Justificación </text:p>
      <text:p text:style-name="P17">Desarrollo de herramienta de ayuda en trabajos de oficina, dando opciones a nuevas tendencias del uso de la tecnología en condiciones normales con nuevas herramientas. </text:p>
      <text:list xml:id="list4068173413820557101" text:style-name="L16">
        <text:list-header>
          <text:p text:style-name="P51"/>
        </text:list-header>
      </text:list>
      <text:p text:style-name="P17">Que se Espera Obtener? </text:p>
      <text:p text:style-name="P17">Una herramienta con la cual sea posible hacer lo siguiente: </text:p>
      <text:list xml:id="list8267459857321755038" text:style-name="L17">
        <text:list-item>
          <text:p text:style-name="P52">Mandar comunicados electrónicos: </text:p>
        </text:list-item>
        <text:list-item>
          <text:p text:style-name="P91">A los docentes de las materias electivas. </text:p>
        </text:list-item>
        <text:list-item>
          <text:p text:style-name="P91">A los <text:span text:style-name="T1">consejeros</text:span> de carrera. </text:p>
        </text:list-item>
        <text:list-item>
          <text:p text:style-name="P91">A los docentes exclusivos. </text:p>
        </text:list-item>
        <text:list-item>
          <text:p text:style-name="P91">Individuales al personal. </text:p>
        </text:list-item>
        <text:list-item>
          <text:p text:style-name="P96">Mandar avisos electrónicos: </text:p>
        </text:list-item>
        <text:list-item>
          <text:p text:style-name="P91">A todo el personal.</text:p>
          <text:p text:style-name="P98"/>
        </text:list-item>
      </text:list>
      <text:p text:style-name="P29"><text:soft-page-break/>Definiciones</text:p>
      <text:p text:style-name="P29"/>
      <text:p text:style-name="P28">Aviso : Es un documento de comunicación masivo. </text:p>
      <text:p text:style-name="P28">Comunicado : Es un documento de comunicación selectivo. </text:p>
      <text:p text:style-name="P28">Organigrama : Un organigrama es la representación gráfica de la estructura de una empresa o institución.</text:p>
      <text:p text:style-name="P28"/>
      <text:p text:style-name="P28">Desarrollo del sistema</text:p>
      <text:p text:style-name="P28"/>
      <text:p text:style-name="P28">Inicio del proyecto </text:p>
      <text:p text:style-name="P28">La metodología ASD es recomendable para proyectos pequeños medianos, se eligió esta metodología por los beneficios de uso de información disponible acerca de cambios para mejorar el comportamiento del software, esta metodología tiene como primer paso la definición de la misión del proyecto. </text:p>
      <text:p text:style-name="P28"/>
      <text:p text:style-name="P28">Misión </text:p>
      <text:p text:style-name="P28">“Desarrollar un sistema de avisos y comunicados online para la carrera de Ingeniería de Sistemas, con <text:span text:style-name="T17">el Framework</text:span> <text:span text:style-name="T17">de desarrollo de aplicaciones web </text:span>CodeIgniter”.</text:p>
      <text:p text:style-name="P28"/>
      <text:p text:style-name="P28">Tipos de usuario </text:p>
      <text:p text:style-name="P28">Administrador: Se encarga de administrar y configurar el sistema de avisos y comunicados. </text:p>
      <text:p text:style-name="P28">Se pueden crear varios tipos de usuarios, y una jerarquía de relación. </text:p>
      <text:p text:style-name="P28"/>
      <text:p text:style-name="P30"><text:soft-page-break/>M<text:span text:style-name="T9">ó</text:span>dulo ADMIN</text:p>
      <text:p text:style-name="P31">Este módulo se encarga de realizar las siguientes tareas:</text:p>
      <text:list xml:id="list2109485275100109926" text:style-name="L18">
        <text:list-item>
          <text:p text:style-name="P53">Administración de avisos .</text:p>
        </text:list-item>
        <text:list-item>
          <text:p text:style-name="P53">Administración de comunicados .</text:p>
        </text:list-item>
        <text:list-item>
          <text:p text:style-name="P53">Administración de actividades .</text:p>
        </text:list-item>
        <text:list-item>
          <text:p text:style-name="P53">Administración de usuarios .</text:p>
        </text:list-item>
        <text:list-item>
          <text:p text:style-name="P53">Configuración de cuentas de acceso.</text:p>
        </text:list-item>
        <text:list-item>
          <text:p text:style-name="P53">Configuración de cargos .</text:p>
        </text:list-item>
        <text:list-item>
          <text:p text:style-name="P53">Configuración de secciones .</text:p>
        </text:list-item>
        <text:list-item>
          <text:p text:style-name="P53">Configuración de áreas .</text:p>
        </text:list-item>
        <text:list-item>
          <text:p text:style-name="P53">Manejo del organigrama jerárquico de la institución.</text:p>
        </text:list-item>
        <text:list-item>
          <text:p text:style-name="P53">Configuración de correo electrónico.</text:p>
        </text:list-item>
        <text:list-item>
          <text:p text:style-name="P53">Generación de reportes .</text:p>
        </text:list-item>
      </text:list>
      <text:p text:style-name="P18"/>
      <text:p text:style-name="P18">Administración de <text:span text:style-name="T2">avisos</text:span></text:p>
      <text:p text:style-name="P18">En esta componente se administran todos los avisos creados por todos los usuarios, es importante mencionar que en este componente no se crear<text:span text:style-name="T4">á</text:span>n AVISOS, eso se lo realizar<text:span text:style-name="T4">á</text:span> en el componente Avisos del Módulo Panel. </text:p>
      <text:p text:style-name="P21">Las funcionalidades que realiza son:</text:p>
      <text:list xml:id="list4397354032511905682" text:style-name="L19">
        <text:list-item>
          <text:p text:style-name="P70"><text:span text:style-name="T1">Lista</text:span>r<text:span text:style-name="T1"> todos los avisos creados dentro del sistema. </text:span></text:p>
        </text:list-item>
        <text:list-item>
          <text:p text:style-name="P70"><text:span text:style-name="T1">Modificar </text:span>a<text:span text:style-name="T1">visos </text:span>c<text:span text:style-name="T1">reados (la </text:span>m<text:span text:style-name="T1">odificación de </text:span>a<text:span text:style-name="T1">visos es</text:span>ta<text:span text:style-name="T1"> limitada, ya que la intención es modificar pequeños detalles y no así, cambiar tod</text:span>a<text:span text:style-name="T1"> l</text:span>a información <text:span text:style-name="T1">de</text:span>l<text:span text:style-name="T1"> </text:span>a<text:span text:style-name="T1">viso). </text:span></text:p>
        </text:list-item>
        <text:list-item>
          <text:p text:style-name="P70"><text:soft-page-break/><text:span text:style-name="T1">Eliminar </text:span>a<text:span text:style-name="T1">visos </text:span>c<text:span text:style-name="T1">reados. </text:span></text:p>
        </text:list-item>
        <text:list-item>
          <text:p text:style-name="P70"><text:span text:style-name="T1">C</text:span>onfigurar los t<text:span text:style-name="T1">ipos de </text:span>a<text:span text:style-name="T1">visos </text:span>(l<text:span text:style-name="T1">os tipos de </text:span>a<text:span text:style-name="T1">visos, sirven para </text:span>poder <text:span text:style-name="T1">clasificarlos</text:span>)<text:span text:style-name="T1">. </text:span></text:p>
        </text:list-item>
      </text:list>
      <text:p text:style-name="P18"/>
      <text:p text:style-name="P18"><text:span text:style-name="T5">Administración de </text:span><text:span text:style-name="T3">c</text:span><text:span text:style-name="T2">omunicados</text:span> </text:p>
      <text:p text:style-name="P18">En est<text:span text:style-name="T5">e</text:span> componente se administran todos los <text:span text:style-name="T5">c</text:span>omunicados creados por todos los usuarios, es importante mencionar que en este componente no se crear<text:span text:style-name="T5">á</text:span>n COMUNICADOS, eso se lo realizar<text:span text:style-name="T5">á</text:span> en el componente Comunicados del Módulo Panel. </text:p>
      <text:p text:style-name="P22">Las funcionalidades que realiza son:</text:p>
      <text:list xml:id="list5041621814185680803" text:style-name="L20">
        <text:list-item>
          <text:p text:style-name="P71">Lista de todos los comunicados creados dentro del sistema. </text:p>
        </text:list-item>
        <text:list-item>
          <text:p text:style-name="P72"><text:span text:style-name="T1">Modificar </text:span>c<text:span text:style-name="T1">omunicados </text:span>c<text:span text:style-name="T1">reados </text:span>(<text:span text:style-name="T6">la modificación de comunicados es limitada, ya que la intención es modificar pequeños detalles y no así, cambiar toda la información del comunicado).</text:span></text:p>
        </text:list-item>
        <text:list-item>
          <text:p text:style-name="P73">Eliminar comunicados creados. </text:p>
        </text:list-item>
        <text:list-item>
          <text:p text:style-name="P73">Configurar los tipos de comunicados (los tipos de comunicados, sirven para poder clasificarlos).</text:p>
        </text:list-item>
      </text:list>
      <text:p text:style-name="P18"/>
      <text:p text:style-name="P18"><text:span text:style-name="T6">Administración de a</text:span>ctividades </text:p>
      <text:p text:style-name="P18">En esta componente se administran tod<text:span text:style-name="T6">a</text:span>s las <text:span text:style-name="T6">a</text:span>ctividades cread<text:span text:style-name="T6">a</text:span>s por todos los usuarios, es importante mencionar que en este componente no se crear<text:span text:style-name="T6">á</text:span>n ACTIVIDADES, eso se lo realizar<text:span text:style-name="T6">á</text:span> en el componente Actividades del Módulo Panel. </text:p>
      <text:p text:style-name="P23"><text:soft-page-break/>Las funcionalidades que realiza son:</text:p>
      <text:list xml:id="list2815462577310956476" text:style-name="L21">
        <text:list-item>
          <text:p text:style-name="P74">L<text:span text:style-name="T1">ista de </text:span>t<text:span text:style-name="T1">od</text:span>as<text:span text:style-name="T1"> las </text:span>a<text:span text:style-name="T1">ctividades </text:span>c<text:span text:style-name="T1">readas dentro del </text:span>s<text:span text:style-name="T1">istema. </text:span></text:p>
        </text:list-item>
        <text:list-item>
          <text:p text:style-name="P74"><text:span text:style-name="T1">Modifica</text:span>r<text:span text:style-name="T1"> </text:span>a<text:span text:style-name="T1">ctividades </text:span>c<text:span text:style-name="T1">readas. </text:span></text:p>
        </text:list-item>
        <text:list-item>
          <text:p text:style-name="P74"><text:span text:style-name="T1">Eliminar </text:span>a<text:span text:style-name="T1">ctividades </text:span>c<text:span text:style-name="T1">readas. </text:span></text:p>
        </text:list-item>
      </text:list>
      <text:p text:style-name="P18"/>
      <text:p text:style-name="P23">Administración de usuarios</text:p>
      <text:p text:style-name="P18">En esta componente se administran todos los <text:span text:style-name="T6">u</text:span>suarios creados dentro del <text:span text:style-name="T6">s</text:span>istema. </text:p>
      <text:p text:style-name="P23">Las funcionalidades que realiza son:</text:p>
      <text:list xml:id="list7526163244966299553" text:style-name="L22">
        <text:list-item>
          <text:p text:style-name="P54">Lista de <text:span text:style-name="T6">t</text:span>odos los <text:span text:style-name="T6">u</text:span>suarios <text:span text:style-name="T6">c</text:span>reados dentro del <text:span text:style-name="T6">s</text:span>istema.</text:p>
        </text:list-item>
        <text:list-item>
          <text:p text:style-name="P54">Modificar <text:span text:style-name="T6">d</text:span>atos de <text:span text:style-name="T6">u</text:span>suarios.</text:p>
        </text:list-item>
        <text:list-item>
          <text:p text:style-name="P55">Eliminar <text:span text:style-name="T6">u</text:span>suarios.</text:p>
        </text:list-item>
      </text:list>
      <text:list xml:id="list1959504323910727175" text:style-name="L23">
        <text:list-item>
          <text:p text:style-name="P56">Crear <text:span text:style-name="T6">n</text:span>uevos <text:span text:style-name="T6">u</text:span>suarios: <text:span text:style-name="T6">l</text:span>a creación de <text:span text:style-name="T6">c</text:span>uentas para los usuarios, se la realiza en el componente CUENTAS, en el componente USUARIOS se registran los datos básicos biográficos, como <text:span text:style-name="T6">n</text:span>ombres, <text:span text:style-name="T6">a</text:span>pellidos, <text:span text:style-name="T6">teléfono</text:span>, <text:span text:style-name="T6">dirección</text:span>, <text:span text:style-name="T6">correo electrónico.</text:span></text:p>
        </text:list-item>
      </text:list>
      <text:p text:style-name="P24"/>
      <text:p text:style-name="P18"><text:span text:style-name="T6">Configuración de c</text:span>uentas <text:span text:style-name="T6">de acceso</text:span></text:p>
      <text:p text:style-name="P18">En esta componente se administran todas las <text:span text:style-name="T6">c</text:span>uentas de <text:span text:style-name="T6">u</text:span>suarios creados dentro del <text:span text:style-name="T6">s</text:span>istema. </text:p>
      <text:p text:style-name="P23">Las funcionalidades que realiza son:</text:p>
      <text:list xml:id="list4178182845646513862" text:style-name="L24">
        <text:list-item>
          <text:p text:style-name="P57">Lista de <text:span text:style-name="T6">t</text:span>odos las <text:span text:style-name="T6">c</text:span>uentas <text:span text:style-name="T6">c</text:span>read<text:span text:style-name="T6">a</text:span>s dentro del <text:span text:style-name="T6">s</text:span>istema. </text:p>
        </text:list-item>
        <text:list-item>
          <text:p text:style-name="P57">Modificar <text:span text:style-name="T6">la información de la c</text:span>uenta de <text:span text:style-name="T6">acceso de los u</text:span>suarios. </text:p>
        </text:list-item>
        <text:list-item>
          <text:p text:style-name="P57"><text:soft-page-break/>Eliminar <text:span text:style-name="T6">c</text:span>uenta<text:span text:style-name="T6">s</text:span> de <text:span text:style-name="T6">u</text:span>suarios. </text:p>
        </text:list-item>
        <text:list-item>
          <text:p text:style-name="P57">Crear <text:span text:style-name="T6">n</text:span>uevas <text:span text:style-name="T6">c</text:span>uentas de <text:span text:style-name="T6">u</text:span>suario.: <text:span text:style-name="T6">a</text:span>l crear un CUENTA de <text:span text:style-name="T6">u</text:span>suario, se relaciona a un <text:span text:style-name="T6">u</text:span>suario, con un <text:span text:style-name="T6">C</text:span>argo, con diferentes Secciones, Áreas. Además de poder asignarle privilegios como Admin o CRUD (<text:span text:style-name="T6">c</text:span>reador de <text:span text:style-name="T6">c</text:span>ontenido), no todos los usuarios pueden crear Avisos/Comunicados. Ya que algunos solo podrán leer el contenido de los Avisos/Comunicados y no crearlos. </text:p>
        </text:list-item>
      </text:list>
      <text:p text:style-name="P18"/>
      <text:p text:style-name="P18"><text:span text:style-name="T7">Configuración de c</text:span>argos </text:p>
      <text:p text:style-name="P18">En esta componente se administran todos los <text:span text:style-name="T7">c</text:span>argos dentro del <text:span text:style-name="T7">s</text:span>istema. </text:p>
      <text:p text:style-name="P18">Puede <text:span text:style-name="T7">crearse cualquier numero de c</text:span>argos, pero el <text:span text:style-name="T7">c</text:span>argo mínimo e inicial es Admin, la creación de <text:span text:style-name="T7">n</text:span>uevos <text:span text:style-name="T7">c</text:span>argos sigue un orden <text:span text:style-name="T7">j</text:span>erárquico dentro de la institución. </text:p>
      <text:p text:style-name="P25">Las funcionalidades que realiza son:</text:p>
      <text:list xml:id="list6091164127151030320" text:style-name="L25">
        <text:list-item>
          <text:p text:style-name="P58">Lista de <text:span text:style-name="T7">t</text:span>odos los <text:span text:style-name="T7">c</text:span>argos <text:span text:style-name="T7">c</text:span>reados dentro del <text:span text:style-name="T7">s</text:span>istema. </text:p>
        </text:list-item>
        <text:list-item>
          <text:p text:style-name="P58">Modificar <text:span text:style-name="T7">la información de los c</text:span>argos. </text:p>
        </text:list-item>
        <text:list-item>
          <text:p text:style-name="P58">Eliminar <text:span text:style-name="T8">c</text:span>argos <text:span text:style-name="T8">existentes u obsoletos.</text:span></text:p>
        </text:list-item>
        <text:list-item>
          <text:p text:style-name="P58">Crear <text:span text:style-name="T7">n</text:span>uevos <text:span text:style-name="T7">c</text:span>argos. </text:p>
        </text:list-item>
      </text:list>
      <text:p text:style-name="P18"/>
      <text:p text:style-name="P18"><text:span text:style-name="T8">Configuración de s</text:span>ecciones </text:p>
      <text:p text:style-name="P18">En esta componente se administran todos las <text:span text:style-name="T8">s</text:span>ecciones dentro del <text:span text:style-name="T8">s</text:span>istema. </text:p>
      <text:p text:style-name="P26">Las funcionalidades que realiza son:</text:p>
      <text:list xml:id="list5303327376003563548" text:style-name="L26">
        <text:list-item>
          <text:p text:style-name="P59"><text:soft-page-break/>Lista de <text:span text:style-name="T8">t</text:span>odas las <text:span text:style-name="T8">s</text:span>ecciones cread<text:span text:style-name="T8">a</text:span>s dentro del <text:span text:style-name="T8">s</text:span>istema.</text:p>
        </text:list-item>
        <text:list-item>
          <text:p text:style-name="P59">Modificar <text:span text:style-name="T8">la información de las s</text:span>eccione<text:span text:style-name="T8">s.</text:span></text:p>
        </text:list-item>
        <text:list-item>
          <text:p text:style-name="P59">Eliminar <text:span text:style-name="T8">s</text:span>ecciones <text:span text:style-name="T8">existentes u obsoletas</text:span>.</text:p>
        </text:list-item>
        <text:list-item>
          <text:p text:style-name="P60">Crear <text:span text:style-name="T8">n</text:span>uevas <text:span text:style-name="T8">s</text:span>ecciones: Para la agrupación de diferentes <text:span text:style-name="T8">s</text:span>ecciones se usa el campo <text:span text:style-name="T8">á</text:span>rea, el cual se <text:span text:style-name="T8">a</text:span>dministra en el componente AREA. El campo <text:span text:style-name="T8">n</text:span>ivel, <text:span text:style-name="T8">código SIS</text:span>, son exclusivas para <text:span text:style-name="T8">s</text:span>ecciones que son usadas como <text:span text:style-name="T8">m</text:span>aterias de la <text:span text:style-name="T8">c</text:span>arrera. </text:p>
        </text:list-item>
      </text:list>
      <text:p text:style-name="P18"/>
      <text:p text:style-name="P18"><text:span text:style-name="T8">Configuración de á</text:span>reas </text:p>
      <text:p text:style-name="P18">En esta componente se administran tod<text:span text:style-name="T8">as</text:span> las <text:span text:style-name="T8">á</text:span>reas dentro del <text:span text:style-name="T8">s</text:span>istema. </text:p>
      <text:p text:style-name="P26">Las funcionalidades que realiza son:</text:p>
      <text:list xml:id="list5218353047871683339" text:style-name="L27">
        <text:list-item>
          <text:p text:style-name="P75"><text:span text:style-name="T1">Lista de </text:span>t<text:span text:style-name="T1">odas las </text:span>á<text:span text:style-name="T1">reas cread</text:span>a<text:span text:style-name="T1">s dentro del </text:span>s<text:span text:style-name="T1">istema. </text:span></text:p>
        </text:list-item>
        <text:list-item>
          <text:p text:style-name="P75"><text:span text:style-name="T1">M</text:span>odificar la información de la áreas.</text:p>
        </text:list-item>
        <text:list-item>
          <text:p text:style-name="P61">Eliminar áreas existentes u obsoletas.</text:p>
        </text:list-item>
        <text:list-item>
          <text:p text:style-name="P75"><text:span text:style-name="T1">Crear </text:span>n<text:span text:style-name="T1">uevas </text:span>á<text:span text:style-name="T1">reas. </text:span></text:p>
        </text:list-item>
      </text:list>
      <text:p text:style-name="P18"/>
      <text:p text:style-name="P19">Manejo del organigrama jerárquico de la institución</text:p>
      <text:p text:style-name="P18">En esta componente se administra la <text:span text:style-name="T8">i</text:span>magen del <text:span text:style-name="T8">o</text:span>rganigrama de la <text:span text:style-name="T8">c</text:span>arrera. <text:span text:style-name="T8">La única funcionalidad que posee es permitir </text:span>sub<text:span text:style-name="T8">ir al servidor</text:span> una imagen del <text:span text:style-name="T8">o</text:span>rganigrama de la <text:span text:style-name="T8">c</text:span>arrera. </text:p>
      <text:p text:style-name="P18"/>
      <text:p text:style-name="P18">Configuración de <text:span text:style-name="T8">correo electrónico</text:span></text:p>
      <text:p text:style-name="P18">Se configura<text:span text:style-name="T8">n</text:span> los datos de correo electrónico para el <text:soft-page-break/>envió de <text:span text:style-name="T8">mensajes </text:span>a los usuarios del <text:span text:style-name="T8">s</text:span>istema. </text:p>
      <text:p text:style-name="P26">La única funcionalidad que posee es c<text:span text:style-name="T1">onfigura</text:span>r<text:span text:style-name="T1"> </text:span>los d<text:span text:style-name="T1">atos de cuenta de </text:span>correo electrónico (se<text:span text:style-name="T1"> configuran los datos como </text:span>c<text:span text:style-name="T1">uenta de email, password, servidor, puerto,<text:line-break/> además los mensajes que llegaran a los usuarios).</text:span></text:p>
      <text:p text:style-name="P18"/>
      <text:p text:style-name="P18"><text:span text:style-name="T8">Generación de r</text:span>eportes </text:p>
      <text:p text:style-name="P18"><text:span text:style-name="T8">Funcionalidad encargada de la generación</text:span> de <text:span text:style-name="T8">r</text:span>eportes de uso del sistema. </text:p>
      <text:p text:style-name="P18"/>
      <text:p text:style-name="P20">M<text:span text:style-name="T9">ó</text:span>dulo <text:span text:style-name="T9">PANEL</text:span></text:p>
      <text:p text:style-name="P20">El módulo Panel es donde los <text:span text:style-name="T9">u</text:span>suarios podrán leer y crear AVISOS, COMUNICADOS<text:span text:style-name="T9">, y </text:span>ACTIVIDADES. </text:p>
      <text:p text:style-name="P20">Este <text:span text:style-name="T9">mó</text:span>dulo <text:span text:style-name="T9">se encarga de las siguientes tareas:</text:span></text:p>
      <text:list xml:id="list1110958155080353602" text:style-name="L28">
        <text:list-item>
          <text:p text:style-name="P62"><text:span text:style-name="T9">Administración de a</text:span>visos .</text:p>
        </text:list-item>
        <text:list-item>
          <text:p text:style-name="P63"><text:span text:style-name="T9">Administración de c</text:span>omunicados .</text:p>
        </text:list-item>
        <text:list-item>
          <text:p text:style-name="P63"><text:span text:style-name="T9">Administración de a</text:span>ctividades .</text:p>
        </text:list-item>
        <text:list-item>
          <text:p text:style-name="P63"><text:span text:style-name="T9">Gestión de c</text:span>alendario .</text:p>
        </text:list-item>
      </text:list>
      <text:p text:style-name="P18"/>
      <text:p text:style-name="P18"><text:span text:style-name="T9">Administración de a</text:span>visos</text:p>
      <text:p text:style-name="P18">En esta componente se leen y administran los <text:span text:style-name="T9">a</text:span>visos creados por el <text:span text:style-name="T9">u</text:span>suario.</text:p>
      <text:p text:style-name="P27">Las funcionalidades que realiza son:</text:p>
      <text:list xml:id="list7375250274879962803" text:style-name="L29">
        <text:list-item>
          <text:p text:style-name="P64">Lista de <text:span text:style-name="T9">a</text:span>visos por leer. </text:p>
        </text:list-item>
        <text:list-item>
          <text:p text:style-name="P64">Leer <text:span text:style-name="T9">un determinado a</text:span>viso. </text:p>
        </text:list-item>
        <text:list-item>
          <text:p text:style-name="P65">Crear <text:span text:style-name="T9">a</text:span>viso: Solo puede <text:span text:style-name="T9">c</text:span>rear <text:span text:style-name="T9">a</text:span>viso<text:span text:style-name="T9">s</text:span> el <text:span text:style-name="T9">u</text:span>suario que tenga habilitado ese privilegio. </text:p>
        </text:list-item>
        <text:list-item>
          <text:p text:style-name="P64">Modificar <text:span text:style-name="T9">a</text:span>viso: <text:span text:style-name="T9">Solo el creador del aviso </text:span><text:soft-page-break/><text:span text:style-name="T9">puede modificar la información contenida en este.</text:span></text:p>
        </text:list-item>
        <text:list-item>
          <text:p text:style-name="P64">Eliminar <text:span text:style-name="T9">a</text:span>visos. <text:span text:style-name="T9">Solo el creador puede eliminar el aviso.</text:span></text:p>
        </text:list-item>
      </text:list>
      <text:p text:style-name="P18"/>
      <text:p text:style-name="P18"><text:span text:style-name="T9">Administración de c</text:span>omunicados </text:p>
      <text:p text:style-name="P18">En esta componente se leen y administran los <text:span text:style-name="T9">c</text:span>omunicados creados por el <text:span text:style-name="T9">u</text:span>suario. </text:p>
      <text:p text:style-name="P27">Las funcionalidades que realiza son:</text:p>
      <text:list xml:id="list5095635310294552254" text:style-name="L30">
        <text:list-item>
          <text:p text:style-name="P66">Lista de <text:span text:style-name="T9">c</text:span>omunicados por leer. </text:p>
        </text:list-item>
        <text:list-item>
          <text:p text:style-name="P66">Leer <text:span text:style-name="T9">un determinado c</text:span>omunicado. </text:p>
        </text:list-item>
        <text:list-item>
          <text:p text:style-name="P66">Crear <text:span text:style-name="T9">c</text:span>omunicado: <text:span text:style-name="T9">Solo puede crear comunicados el usuario que tenga habilitado ese privilegio.</text:span></text:p>
        </text:list-item>
        <text:list-item>
          <text:p text:style-name="P66">Modificar <text:span text:style-name="T9">c</text:span>omunicado<text:span text:style-name="T9">s</text:span>: <text:span text:style-name="T9">Solo el creador del comunicado puede modificar la información contenida en este.</text:span></text:p>
        </text:list-item>
        <text:list-item>
          <text:p text:style-name="P66">Eliminar <text:span text:style-name="T9">c</text:span>omunicado<text:span text:style-name="T9">s</text:span>: <text:span text:style-name="T9">Solo el creador puede eliminar el comunicado.</text:span></text:p>
        </text:list-item>
      </text:list>
      <text:p text:style-name="P18"/>
      <text:p text:style-name="P18"><text:span text:style-name="T9">Administración de a</text:span>ctividades </text:p>
      <text:p text:style-name="P20">En esta componente se registran <text:span text:style-name="T9">a</text:span>ctividades, creadas por <text:span text:style-name="T9">u</text:span>suarios.</text:p>
      <text:p text:style-name="P27">Las funcionalidades que realiza son:</text:p>
      <text:list xml:id="list1255496068025294915" text:style-name="L31">
        <text:list-item>
          <text:p text:style-name="P67"><text:span text:style-name="T9">C</text:span>rear <text:span text:style-name="T9">una a</text:span>ctividad. </text:p>
        </text:list-item>
        <text:list-item>
          <text:p text:style-name="P67">Modificar <text:span text:style-name="T9">a</text:span>ctividad <text:span text:style-name="T9">es: Solo el creador de la actividad puede modificar la información contenido en esta.</text:span></text:p>
        </text:list-item>
        <text:list-item>
          <text:p text:style-name="P67">Eliminar <text:span text:style-name="T9">a</text:span>ctividad <text:span text:style-name="T9">es: Solo el creador puede </text:span><text:soft-page-break/><text:span text:style-name="T9">eliminar la actividad.</text:span></text:p>
        </text:list-item>
      </text:list>
      <text:p text:style-name="P18"/>
      <text:p text:style-name="P18"><text:span text:style-name="T9">Gestión de c</text:span>alendario </text:p>
      <text:p text:style-name="P18">En esta componente se visualizan las <text:span text:style-name="T9">a</text:span>ctividades registradas. </text:p>
      <text:p text:style-name="P18"><text:span text:style-name="T9">La única funcionalidad que posee es posibilitar v</text:span>er <text:span text:style-name="T9">el c</text:span>alendario con las <text:span text:style-name="T9">a</text:span>ctividades registradas. </text:p>
      <text:p text:style-name="P18"/>
      <text:p text:style-name="P18"><text:span text:style-name="T9">Módulo o</text:span>rganigrama </text:p>
      <text:p text:style-name="P18">Información sobre el <text:span text:style-name="T9">o</text:span>rganigrama, <text:span text:style-name="T9">c</text:span>argos, y <text:span text:style-name="T9">se</text:span>cciones de la <text:span text:style-name="T9">c</text:span>arrera. </text:p>
      <text:p text:style-name="P20">Este <text:span text:style-name="T9">mó</text:span>dulo <text:span text:style-name="T9">se encarga de las siguientes tareas:</text:span></text:p>
      <text:list xml:id="list1130326894497273545" text:style-name="L32">
        <text:list-item>
          <text:p text:style-name="P68">Organigrama de <text:span text:style-name="T9">s</text:span>ección : Muestra a los <text:span text:style-name="T9">u</text:span>suarios en la<text:span text:style-name="T9">s</text:span> diferentes <text:span text:style-name="T9">s</text:span>ecciones que trabajan.</text:p>
        </text:list-item>
        <text:list-item>
          <text:p text:style-name="P68"><text:span text:style-name="T9">O</text:span>rganigrama de <text:span text:style-name="T9">c</text:span>argo : Muestra a los <text:span text:style-name="T9">u</text:span>suarios en sus diferentes <text:span text:style-name="T9">c</text:span>argos.</text:p>
        </text:list-item>
        <text:list-item>
          <text:p text:style-name="P68"><text:span text:style-name="T9">O</text:span>rganigrama de <text:span text:style-name="T9">g</text:span>eneral: Muestra una <text:span text:style-name="T9">i</text:span>magen del <text:span text:style-name="T9">o</text:span>rganigrama de la <text:span text:style-name="T9">c</text:span>arrera, esta <text:span text:style-name="T9">i</text:span>magen es cargada desde la componente Admin.</text:p>
        </text:list-item>
      </text:list>
      <text:p text:style-name="P20"/>
      <text:p text:style-name="P20"/>
      <text:p text:style-name="P20"/>
      <text:p text:style-name="P20"/>
      <text:p text:style-name="P20"/>
      <text:p text:style-name="P20"/>
      <text:p text:style-name="P20"/>
      <text:p text:style-name="P20"/>
      <text:p text:style-name="P1"><text:soft-page-break/>SAPTI</text:p>
      <text:p text:style-name="P1"/>
      <text:p text:style-name="P1">Antecedentes</text:p>
      <text:p text:style-name="P1"><text:bookmark-start text:name="_Toc351706336"/><text:span text:style-name="T15">El</text:span><text:span text:style-name="T14"> sistema “SAPTI” permitirá la eficiencia administrativa del Departamento de Informática y Sistemas en el proceso de titulación, dicho sistema servirá para gestionar el seguimiento de las asignaturas de perfil y proyecto final, registrar el seguimiento de las asignaturas, historial de revisiones y estadísticas académicas.</text:span></text:p>
      <text:p text:style-name="P86">Existen demoras en el proceso de titulación que impiden la culminación de dicho proceso. Reflejándose en que existen muchos egresados sin título.</text:p>
      <text:p text:style-name="P1"><text:span text:style-name="T14">El Departamento de Informática y Sistemas vio la necesidad de desarrollar una aplicación la cual permita automatizar de alguna manera este proceso, tanto como la información de cada proyecto, seguimiento de la revisiones, cambios realizados, información sobre los tutores, asignación de tribunales y fechas de defensa de proyectos. De esta manera los estudiantes contarán con un apoyo que les permita obtener información acerca del estado actual del proyecto, los docentes podrán revisar el historial de la evolución del proyecto y las autoridades podrán obtener estadísticas académicas acerca del proceso de titulación.</text:span></text:p>
      <text:p text:style-name="P86"/>
      <text:p text:style-name="P86">Descripción del problema</text:p>
      <text:p text:style-name="P1"><text:bookmark-end text:name="_Toc351706336"/><text:bookmark-start text:name="_Toc351706338"/>En la carrera de Licenciatura en Ingeniería <text:span text:style-name="T13">d</text:span>e <text:soft-page-break/>Sistemas existen demoras en el proceso de <text:span text:style-name="T13">t</text:span>itulación que impiden la culminación de perfil y proyecto final del mismo. Reflejándose en la existencia de muchos egresados sin título.</text:p>
      <text:p text:style-name="P1"/>
      <text:p text:style-name="P12">Formulación del problema</text:p>
      <text:p text:style-name="P1"><text:bookmark-end text:name="_Toc351706338"/>¿Cómo se puede mejorar el proceso de titulación para la carrera de Licenciatura en <text:span text:style-name="T13">i</text:span>ngeniería <text:span text:style-name="T13">d</text:span>e <text:span text:style-name="T13">s</text:span>istemas?</text:p>
      <text:p text:style-name="P1"/>
      <text:p text:style-name="P12">Objetivos</text:p>
      <text:p text:style-name="P12">Objetivo General</text:p>
      <text:p text:style-name="P1">Realizar un sistema de software que ayude en el proceso de titulación en la carrera de Licenciatura en <text:span text:style-name="T13">i</text:span>ngeniería <text:span text:style-name="T13">d</text:span>e <text:span text:style-name="T13">s</text:span>istemas.</text:p>
      <text:p text:style-name="P1"/>
      <text:p text:style-name="P12">Objetivos Específicos</text:p>
      <text:p text:style-name="P1"><text:bookmark text:name="_Toc351706341"/>El sistema será capaz de:</text:p>
      <text:list xml:id="list3450116736758975624" text:style-name="WWNum3">
        <text:list-item>
          <text:p text:style-name="P76">Documentar las actividades del proyecto SAPTI.</text:p>
        </text:list-item>
        <text:list-item>
          <text:p text:style-name="P76">Generar Help Desk para el sistema SAPTI.</text:p>
        </text:list-item>
        <text:list-item>
          <text:p text:style-name="P76">Controlar la calidad de software mediante pruebas de funcionalidad al mismo.</text:p>
        </text:list-item>
      </text:list>
      <text:p text:style-name="P1"/>
      <text:p text:style-name="P12">Justificación</text:p>
      <text:p text:style-name="P13"><text:span text:style-name="T13">Técnica: </text:span>La carrera de <text:span text:style-name="T13">l</text:span>icenciatura en <text:span text:style-name="T13">i</text:span>ngeniería <text:span text:style-name="T13">d</text:span>e <text:span text:style-name="T13">s</text:span>istemas vio la necesidad de desarrollar un aplicación en el entorno de desarrollo de software libre<text:span text:style-name="T13">,</text:span> la cual permita automatizar de alguna manera todo este proceso tanto como la información de cada proyecto, <text:soft-page-break/>el seguimiento, las evaluaciones, y cambios realizados, información sobre los tutores, asignación de tribunales y fechas de defensa de proyectos.</text:p>
      <text:p text:style-name="P13"><text:span text:style-name="T13">Económica: </text:span>La aplicación será desarrollada en un entorno de desarrollo de software libre la cual representará un costo mínimo de recursos para la institución y los usuarios beneficiados.</text:p>
      <text:p text:style-name="P13"><text:span text:style-name="T13">Social: </text:span>Para facilitar el proceso de titulación de los estudiantes de la carrera de <text:span text:style-name="T13">l</text:span>icenciatura en <text:span text:style-name="T13">i</text:span>ngeniería <text:span text:style-name="T13">d</text:span>e <text:span text:style-name="T13">s</text:span>istemas. Se espera que al desarrollar este sistema, se pueda ofrecer mayor organización entre las partes involucradas al realizar el proceso de titulación tanto en la elaboración del perfil como en el proyecto final y la defensa del mismo así garantizar la titulación al estudiante.</text:p>
      <text:p text:style-name="P1"/>
      <text:p text:style-name="P12">Alcances</text:p>
      <text:p text:style-name="P13">El sistema a desarrollar permitirá agilizar el proceso de <text:span text:style-name="T13">t</text:span>itulación para la carrera <text:span text:style-name="T13">l</text:span>icenciatura en <text:span text:style-name="T13">i</text:span>ngeniería <text:span text:style-name="T13">d</text:span>e <text:span text:style-name="T13">s</text:span>istemas de la <text:span text:style-name="T13">u</text:span>niversidad <text:span text:style-name="T13">m</text:span>ayor de <text:span text:style-name="T13">s</text:span>an <text:span text:style-name="T13">s</text:span>imón en los siguientes casos:</text:p>
      <text:list xml:id="list1608222626008310354" text:style-name="L33">
        <text:list-item>
          <text:p text:style-name="P78"><text:span text:style-name="T13">E</text:span>l sistema manejará distintos tipos de usuarios según sus roles en el proyecto, siendo estos <text:span text:style-name="T13">a</text:span>dministrativos, <text:span text:style-name="T13">t</text:span>utores, <text:span text:style-name="T13">t</text:span>ribunales, <text:span text:style-name="T13">d</text:span>ocentes y <text:span text:style-name="T13">e</text:span>studiantes.</text:p>
        </text:list-item>
        <text:list-item>
          <text:p text:style-name="P78">Seguimiento a <text:span text:style-name="T13">p</text:span>erfiles registrados.</text:p>
        </text:list-item>
        <text:list-item>
          <text:p text:style-name="P78">El sistema ofrecerá una plataforma de trabajo para la coordinación de modificaciones y cambios en los proyectos.</text:p>
        </text:list-item>
        <text:list-item>
          <text:p text:style-name="P78"><text:soft-page-break/>Información de <text:span text:style-name="T13">p</text:span>royectos en proceso.</text:p>
        </text:list-item>
        <text:list-item>
          <text:p text:style-name="P78">El sistema controlará las fechas de los proyectos según las normas establecidas para el proceso de titulación.</text:p>
        </text:list-item>
        <text:list-item>
          <text:p text:style-name="P78">El sistema será capaz de ofrecer reportes de cambio de temas, proyectos terminados, proyectos en proceso y proyectos abandonados.</text:p>
        </text:list-item>
        <text:list-item>
          <text:p text:style-name="P78">El sistema será capaz de asignar y sugerir nuevos tribunales adecuados según el área del proyecto elegido, sin sobrecargar a los mismos.</text:p>
        </text:list-item>
        <text:list-item>
          <text:p text:style-name="P78">El sistema se regirá a la normativa de la gestión I y II/2013.</text:p>
        </text:list-item>
      </text:list>
      <text:p text:style-name="P1"/>
      <text:p text:style-name="P14">Requerimientos</text:p>
      <text:p text:style-name="P14">Se han definido los siguientes requerimientos:</text:p>
      <text:p text:style-name="P14"/>
      <text:list xml:id="list22039289023367986" text:style-name="L34">
        <text:list-item>
          <text:p text:style-name="P79">Diseño de la base de datos para registrar evaluaciones de docentes : Diseño de base de datos para el registro de evaluaciones y revisiones de cada proyecto por el docente de la materia de proyecto final. </text:p>
        </text:list-item>
        <text:list-item>
          <text:p text:style-name="P79">Diseño de clases para el registro de observaciones: Diseño de clases para el registro de revisiones de cada proyecto por el docente de la materia de proyecto final. </text:p>
        </text:list-item>
        <text:list-item>
          <text:p text:style-name="P79">Desarrollo de interfaz de usuario para registro de observaciones: Desarrollo de interfaz de <text:soft-page-break/>registro de revisiones de cada proyecto por el docente de la materia de proyecto final. </text:p>
        </text:list-item>
        <text:list-item>
          <text:p text:style-name="P79">Listado de observaciones realizadas por el docente de proyecto final a los proyectos realizados. </text:p>
        </text:list-item>
        <text:list-item>
          <text:p text:style-name="P79">Desarrollo de interfaz de listado de observaciones: Implementación de interfaces de usuario para el listado de observaciones y modificación. </text:p>
        </text:list-item>
        <text:list-item>
          <text:p text:style-name="P79">Desarrollo de interfaz de modificación de observaciones: Implementación de interfaces de usuario para la modificación de observaciones realizadas. </text:p>
        </text:list-item>
        <text:list-item>
          <text:p text:style-name="P79">Diseño de registro de evaluaciones: Diseño de clases para el registro de evaluaciones de proyectos para docentes de proyecto final. </text:p>
        </text:list-item>
        <text:list-item>
          <text:p text:style-name="P79">El administrador registra estudiantes : El administrador del sistema registra a un usuario del tipo estudiante en el sistema. </text:p>
        </text:list-item>
        <text:list-item>
          <text:p text:style-name="P79">El administrador asigna estudiantes a la materia "Proyecto Final".</text:p>
        </text:list-item>
        <text:list-item>
          <text:p text:style-name="P79">El docente de la materia "Proyecto Final" importa una lista de estudiantes: El docente de la materia "Proyecto Final" importa un archivo de texto que contiene los datos de estudiantes, y el sistema asigna esos estudiantes a su materia. </text:p>
        </text:list-item>
        <text:list-item>
          <text:p text:style-name="P79">El estudiante ingresa a su entorno de trabajo.</text:p>
        </text:list-item>
        <text:list-item>
          <text:p text:style-name="P79">El estudiante modifica sus datos.</text:p>
        </text:list-item>
        <text:list-item>
          <text:p text:style-name="P79"><text:soft-page-break/>El estudiante registra cambios o correcciones de su proyecto. </text:p>
        </text:list-item>
        <text:list-item>
          <text:p text:style-name="P79">Llenado de formulario de asignación de tribunales : El consejo llena los datos de formulario para el registro de los tribunales del proyecto seleccionando introduciendo a la base de datos. </text:p>
        </text:list-item>
        <text:list-item>
          <text:p text:style-name="P79">Modificar los datos registros de los tribunales: Permite realizar la modificación de los registros de tribunales. </text:p>
        </text:list-item>
        <text:list-item>
          <text:p text:style-name="P79">Eliminación de los datos registrados de los tribunales: El sistema le permitirá la eliminación de los registros de la asignación de los tribunales. </text:p>
        </text:list-item>
        <text:list-item>
          <text:p text:style-name="P79">Seguimiento de los proyectos: Mostrar en una lista los proyectos con sus respectivos tribunales y el actual estado de cada proyecto. </text:p>
        </text:list-item>
        <text:list-item>
          <text:p text:style-name="P79">Buscador de los proyectos para ver el actual estado: Permite obtener el proyecto buscado para ver el estado actual.</text:p>
        </text:list-item>
        <text:list-item>
          <text:p text:style-name="P79">Registro de los evaluaciones de los proyectos en los respectivos tribunales: Permite el registro de los observaciones de cada proyecto en los respectivos tribunales. </text:p>
        </text:list-item>
        <text:list-item>
          <text:p text:style-name="P79">Registro de las autoridades de la carrera <text:span text:style-name="T16">ingeniería de</text:span> <text:span text:style-name="T16">s</text:span>istemas: Le permite el registro de las autoridades de la carrera y escribir a la base de datos. </text:p>
        </text:list-item>
        <text:list-item>
          <text:p text:style-name="P79"><text:soft-page-break/>Actualizar el registro de las autoridades: Permite modificar los registros de los autoridades.</text:p>
        </text:list-item>
        <text:list-item>
          <text:p text:style-name="P79">Eliminación de registro de las autoridades: Permite eliminar registros de las autoridades de la carrera de <text:span text:style-name="T16">Ingeniería</text:span> de sistemas. </text:p>
        </text:list-item>
        <text:list-item>
          <text:p text:style-name="P79">Asignación de permisos a los usuarios del sistema: Realiza la asignación de los permisos por tipos de usuarios, dando acceso a los diferentes módulos del sistema. </text:p>
        </text:list-item>
        <text:list-item>
          <text:p text:style-name="P80">Elaboración de formularios de registros. </text:p>
        </text:list-item>
        <text:list-item>
          <text:p text:style-name="P80">Permite realizar el registro de estudiantes. Los estudiantes <text:s/>se registran con los datos personales más importantes. </text:p>
        </text:list-item>
        <text:list-item>
          <text:p text:style-name="P80">Desarrollo de registros en la bases de datos: Permite realizar el registro de datos en la base de datos, registros de usuarios previa identificación.</text:p>
        </text:list-item>
        <text:list-item>
          <text:p text:style-name="P80">Modificar datos de los registros de usuarios: Permite realizar la modificación o cambios realizados por cada usuario. Los usuarios modifican los campos con nuevos datos. </text:p>
        </text:list-item>
        <text:list-item>
          <text:p text:style-name="P80">Eliminar datos de los registros de usuarios: Permite realizar la eliminación de los registros de cualquier usuario ya sea docente, tutor o estudiante.</text:p>
        </text:list-item>
        <text:list-item>
          <text:p text:style-name="P80">Control del proyecto si este está en proceso o paralizado : Permite el control de los perfiles que están siendo realizados por los <text:soft-page-break/>estudiantes o que está paralizados. Los perfiles deben estar debidamente registrados en el sistema. </text:p>
        </text:list-item>
        <text:list-item>
          <text:p text:style-name="P80">Mostrar los perfiles y sus estados: Permite visualizar los perfiles en una lista. Los perfiles deben estar debidamente registrados en el sistema .</text:p>
        </text:list-item>
        <text:list-item>
          <text:p text:style-name="P80">Habilitar el perfil para el proyecto final: Permite ver los perfiles aprobados para su siguiente etapa. Los perfiles aprobados o que no tengan ninguna observación serán habilitados al siguiente proceso final. </text:p>
        </text:list-item>
        <text:list-item>
          <text:p text:style-name="P80">Buscador de tutores por área de afinidad de tutor: Permite mostrar en una lista los tutores disponibles. Cada perfil debe estar registrado con el área correspondiente a la que pertenece </text:p>
        </text:list-item>
        <text:list-item>
          <text:p text:style-name="P80">Asignación de tutores al estudiante por la correspondiente afinidad de área: Permite la asignación según la afinidad del área y el cargo de trabajo. La asignación debe ser equitativa y organizada. </text:p>
        </text:list-item>
        <text:list-item>
          <text:p text:style-name="P80">Seleccionar archivos en formato pdf: Función que me permite subir los archivos ya sea pdf del proyecto o sus avances. Los archivos deberán estar organizados. </text:p>
        </text:list-item>
        <text:list-item>
          <text:p text:style-name="P80">Subir archivos o documentos: Una vez subido el archivo el sistema muestra en una lista los archivos. La subida de archivos <text:soft-page-break/>puede ser realizada por cualquier usuario. </text:p>
        </text:list-item>
        <text:list-item>
          <text:p text:style-name="P80">Mostrar documentos o perfiles subidos en una lista o tablas: Una vez subido el archivo el sistema muestra una lista de los archivos. Las listas deben ser organizadas. </text:p>
        </text:list-item>
        <text:list-item>
          <text:p text:style-name="P80">Búsqueda de perfiles registrados en el sistema rápida y avanzada: El sistema permitirá la búsqueda de perfiles registrados ya sea esta de forma básica o avanzada. Las búsquedas se la realizan por palabras claves. </text:p>
        </text:list-item>
        <text:list-item>
          <text:p text:style-name="P80">Mostrar documentos o perfiles subidos en una lista o tablas: El sistema realizara un listado de los perfiles registrados hasta la fecha correspondiente. Las búsquedas deben seguir un patrón establecido. </text:p>
        </text:list-item>
        <text:list-item>
          <text:p text:style-name="P80">Control de duplicidades de perfil: Muestra si existe perfiles con el mismo tema. No se permiten perfiles con el mismo tema. </text:p>
        </text:list-item>
        <text:list-item>
          <text:p text:style-name="P80">Registro del perfil: El encargado de registro perfil seleccionará la opción del menú “registro perfil”, verá el formulario para poder registrar un perfil. </text:p>
        </text:list-item>
        <text:list-item>
          <text:p text:style-name="P80">Modificar datos de registros de perfil: El encargado de registro perfil <text:s/>podrá modificar los datos ingresados al formulario para poder registrar el perfil. Implementación llenado perfil por parte del estudiante: El estudiante implementa el llenado de registro perfil en <text:soft-page-break/>digital de dicha página. </text:p>
        </text:list-item>
        <text:list-item>
          <text:p text:style-name="P80">Control de duplicidades de perfil: El encargado de registro perfil podrá ver que no haya duplicidad de perfiles los registrados en el sistema. </text:p>
        </text:list-item>
        <text:list-item>
          <text:p text:style-name="P80">Control de perfil revisados: El encargado de registro perfil podrá ver los perfiles revisados por el docente y tutores. </text:p>
        </text:list-item>
        <text:list-item>
          <text:p text:style-name="P80">Aprobación de perfil por docente y tutor: El encargado de registro perfil podrá dar visto bueno de aprobación para poder habilitar al proyecto final.</text:p>
        </text:list-item>
      </text:list>
      <text:p text:style-name="P15"/>
      <text:p text:style-name="P15">Funciones administrativas</text:p>
      <text:p text:style-name="P15">Como administradores podemos crear usuarios ver listas de todos los usuarios, modificar, configuraciones del sistema como también darles permisos, ver reportes estadísticas. </text:p>
      <text:p text:style-name="P15">En configuraciones para el sistema SAPTI se pueden registrar materias, semestres, grupo, docentes y estudiantes. </text:p>
      <text:p text:style-name="P15">Se debe crear un área y subárea para poder luego registrarse el estudiante<text:line-break/>.</text:p>
      <text:p text:style-name="P15">El administrador puede asignar a un grupo o sacarle del grupo para estar en la lista de ese grupo que se le asigna grupos a usuarios .</text:p>
      <text:p text:style-name="P15">Luego de registrar a un docente se le debe asignar en el semestre: una materia a un docente y en un grupo <text:soft-page-break/>para que el estudiante se pueda inscribir seleccionando al grupo y a la materia que se inscribirá. </text:p>
      <text:p text:style-name="P15">Al momento de registrar estudiante se debe seleccionar en el semestre, la materia que esta inscrito, el grupo en que esta inscrito y seleccionar el titulo que tenga el estudiante. </text:p>
      <text:p text:style-name="P15">Para que un usuario pueda tener ingreso con sus cuentas los usuarios el administrador debe dar permiso necesarios. Se ingresa a permisos para ingresar a la gestión de permisos, buscar, y darle los permisos que se necesite para los usuarios que utilicen el sistema. </text:p>
      <text:p text:style-name="P15">Al ingresar a uno de los grupos en la columna PERMISOS nos mostrara la pagina de asignación de permisos en la columna tiene acceso al modulo que quiera darse acceso.</text:p>
      <text:p text:style-name="P15">El administrador debe asignar tutor que el estudiante solicito y fue aceptado ser tutor.</text:p>
      <text:p text:style-name="P15">Una vez que el estudiante solicito un tutor y fue aceptado la solicitud el administrador asignara tutor al estudiante .</text:p>
      <text:p text:style-name="P15"/>
      <text:p text:style-name="P16">Funciones según el tipo de usuario </text:p>
      <text:p text:style-name="P16"/>
      <text:p text:style-name="P16">Consejo de carrera: </text:p>
      <text:list xml:id="list853366513488026129" text:style-name="L35">
        <text:list-item>
          <text:p text:style-name="P81">Los que pertenecen al honorable consejo de carrera puede ingresar con la cuenta creada por el administrador y también puede modificar su cuenta. </text:p>
        </text:list-item>
        <text:list-item>
          <text:p text:style-name="P81"><text:soft-page-break/>Una vez dentro del menú consejo se puede hacer la asignación de tribunales, en el formulario de registro de tribunales se busca al estudiante por su código SIS, una vez encontrado se puede asignar automáticamente por el área en el que apoya al proyecto y su tiempo, y luego se le enviá un mensaje de que fueron asignados como tribunal de los estudiantes. </text:p>
        </text:list-item>
      </text:list>
      <text:p text:style-name="P16"/>
      <text:p text:style-name="P16">Docente: </text:p>
      <text:list xml:id="list8237647618114396505" text:style-name="L36">
        <text:list-item>
          <text:p text:style-name="P82">Se registra la disponibilidad de tiempo que tenga el docente para seleccionarlo como tribunal. Aquí el docente selecciona a que áreas puede apoyar como tribunal. El entorno de trabajo del docente muestra el menú de materias asignadas. Dentro de proyecto final ingresar a gestión de estudiantes para ver el seguimiento revisar y evaluar el proyecto. </text:p>
        </text:list-item>
        <text:list-item>
          <text:p text:style-name="P82">Ingresar a revisar nos muestra todo el contenido que le enviaron y <text:s/>ver su detalle de Avance </text:p>
        </text:list-item>
        <text:list-item>
          <text:p text:style-name="P82">Se debe llenar la observación que se vio luego de ver revisar su contenido de avance del estudiante. </text:p>
        </text:list-item>
        <text:list-item>
          <text:p text:style-name="P82">El docente puede editar la observación que hizo borrando y creando otra observación.</text:p>
        </text:list-item>
        <text:list-item>
          <text:p text:style-name="P82">Se puede ver que el docente siendo tribunal puede también revisar su proyecto final. </text:p>
        </text:list-item>
      </text:list>
      <text:p text:style-name="P16"><text:soft-page-break/></text:p>
      <text:p text:style-name="P16">Estudiante:</text:p>
      <text:list xml:id="list1299774784823382697" text:style-name="L37">
        <text:list-item>
          <text:p text:style-name="P83">Al ingresar el estudiante con su cuenta puede ver el entorno de trabajo del estudiante. </text:p>
        </text:list-item>
        <text:list-item>
          <text:p text:style-name="P83">El estudiante puede rellenar su registro de formulario.</text:p>
        </text:list-item>
        <text:list-item>
          <text:p text:style-name="P83">Para el envió de avances al docente se debe ingresar a registro de avance, una vez dentro del registro de avance se puede ver que se pueden añadir archivos y luego subir los archivos que necesite enviar y llenar la descripción de avance. </text:p>
        </text:list-item>
        <text:list-item>
          <text:p text:style-name="P83">Dentro de proyecto final se tiene los archivos de correcciones se puede ver los detalles del docente que le reviso el avance de su proyecto. </text:p>
        </text:list-item>
        <text:list-item>
          <text:p text:style-name="P83">Una vez dentro de ver detalle se ve que se ingreso al detalle de correcciones del que reviso y se puede resolver en la observación que le dio el revisor al estudiante. Como se puede ver muestra el registro de correcciones que esta la observación que le dio el revisor al estudiante y puede volver a añadir y subir sus archivos modificados. </text:p>
        </text:list-item>
        <text:list-item>
          <text:p text:style-name="P83">Dentro de proyecto final se debe ingresar en los archivos de avances para ver todos sus archivos de avances. Se puede ver el detalle de avance que hizo el estudiante .</text:p>
        </text:list-item>
        <text:list-item>
          <text:p text:style-name="P83"><text:soft-page-break/>Dentro de proyecto final se debe ingresar en los archivos de correcciones para ver todos sus archivos de correcciones. </text:p>
        </text:list-item>
      </text:list>
      <text:p text:style-name="P16"/>
      <text:p text:style-name="P16">Tutor:</text:p>
      <text:list xml:id="list4059903617116456770" text:style-name="L38">
        <text:list-item>
          <text:p text:style-name="P84">El tutor puede ver la lista de estudiantes que enviaron solicitud de ser tutor de su proyecto del estudiant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adornments="Regular" style:font-family-generic="modern" style:font-pitch="fixed"/>
    <style:font-face style:name="Helvetica LT Std Light" svg:font-family="'Helvetica LT Std Light'" style:font-adornments="Light"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unifont" style:font-size-asian="14pt" style:font-name-complex="unifont"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Body_20_Text_20_2" style:display-name="Body Text 2" style:family="paragraph" style:parent-style-name="Standard" style:default-outline-level="">
      <style:text-properties style:font-name="Arial" fo:font-size="12pt" style:font-size-asian="12pt" style:font-name-complex="Arial1" style:font-size-complex="12pt"/>
    </style:style>
    <style:style style:name="Default" style:family="paragraph" style:default-outline-level="">
      <style:paragraph-properties fo:margin-top="0cm" fo:margin-bottom="0cm" style:contextual-spacing="false" fo:line-height="100%" fo:orphans="2" fo:widows="2" style:writing-mode="lr-tb"/>
      <style:text-properties fo:color="#000000" style:font-name="Times New Roman" fo:font-size="12pt" style:font-size-asian="12pt" style:font-name-complex="Times New Roman1" style:font-size-complex="12pt"/>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1"/>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8cm" fo:page-height="13.45cm" style:num-format="1" style:print-orientation="portrait" fo:margin-top="1cm" fo:margin-bottom="1cm" fo:margin-left="2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997cm" fo:margin-bottom="1.245cm" fo:margin-left="2.489cm" fo:margin-right="2.489cm" style:writing-mode="lr-tb" style:layout-grid-color="#c0c0c0" style:layout-grid-lines="2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2cm" fo:margin-left="0cm" fo:margin-right="0cm" fo:margin-top="1.653cm" style:dynamic-spacing="true"/>
      </style:footer-style>
    </style:page-layout>
    <style:page-layout style:name="Mpm3">
      <style:page-layout-properties fo:page-width="21.59cm" fo:page-height="27.94cm" style:num-format="1" style:print-orientation="portrait" fo:margin-top="2.49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master-page style:name="Converted1" style:page-layout-name="Mpm2">
      <style:footer>
        <text:p text:style-name="Footer"/>
        <text:p text:style-name="Footer"/>
        <text:p text:style-name="Standard"/>
      </style:footer>
    </style:master-page>
    <style:master-page style:name="Converted2" style:page-layout-name="Mpm3">
      <style:footer>
        <text:p text:style-name="Footer"/>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08:39:43.104190320</meta:creation-date>
    <dc:date>2013-10-21T16:23:22.153143246</dc:date>
    <meta:editing-duration>PT5H47M33S</meta:editing-duration>
    <meta:editing-cycles>21</meta:editing-cycles>
    <meta:generator>LibreOffice/4.1.2.2$Linux_X86_64 LibreOffice_project/410m0$Build-2</meta:generator>
    <meta:document-statistic meta:table-count="0" meta:image-count="0" meta:object-count="0" meta:page-count="41" meta:paragraph-count="402" meta:word-count="6224" meta:character-count="38761" meta:non-whitespace-character-count="32962"/>
  </office:meta>
</office:document-meta>
</file>